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5000001ECE3CF55BD695B31FE.png" manifest:media-type="image/png"/>
  <manifest:file-entry manifest:full-path="Pictures/10000201000002C9000001170CB6E5B12A2093D6.png" manifest:media-type="image/png"/>
  <manifest:file-entry manifest:full-path="Pictures/1000020100000276000001F536A4D7407D52B838.png" manifest:media-type="image/png"/>
  <manifest:file-entry manifest:full-path="Pictures/10000201000003320000013F26543689D25CE577.png" manifest:media-type="image/png"/>
  <manifest:file-entry manifest:full-path="Pictures/100002010000026B000000F4A67C3DFF6894024D.png" manifest:media-type="image/png"/>
  <manifest:file-entry manifest:full-path="Pictures/10000201000004BB000001CD34CA5EDA3476DF69.png" manifest:media-type="image/png"/>
  <manifest:file-entry manifest:full-path="Pictures/10000201000003160000005DF4A880174948BC16.png" manifest:media-type="image/png"/>
  <manifest:file-entry manifest:full-path="Pictures/10000201000002E600000189EA6869718E27FC44.png" manifest:media-type="image/png"/>
  <manifest:file-entry manifest:full-path="Pictures/1000020100000224000002E276FCC451D7A57AC5.png" manifest:media-type="image/png"/>
  <manifest:file-entry manifest:full-path="Pictures/10000201000000A7000000DC7F38D78B53372021.png" manifest:media-type="image/png"/>
  <manifest:file-entry manifest:full-path="Pictures/1000000000000260000000F648D0B26164F7063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9df98" officeooo:paragraph-rsid="0019df98" style:font-weight-asian="bold" style:font-weight-complex="bold"/>
    </style:style>
    <style:style style:name="P2" style:family="paragraph" style:parent-style-name="Standard">
      <style:text-properties fo:font-weight="bold" officeooo:rsid="001c858f" officeooo:paragraph-rsid="001c858f" style:font-weight-asian="bold" style:font-weight-complex="bold"/>
    </style:style>
    <style:style style:name="P3" style:family="paragraph" style:parent-style-name="Standard">
      <style:text-properties fo:font-weight="bold" officeooo:rsid="0020b706" officeooo:paragraph-rsid="0020b706" style:font-weight-asian="bold" style:font-weight-complex="bold"/>
    </style:style>
    <style:style style:name="P4" style:family="paragraph" style:parent-style-name="Standard">
      <style:text-properties fo:font-weight="bold" officeooo:rsid="002372c0" officeooo:paragraph-rsid="002372c0" style:font-weight-asian="bold" style:font-weight-complex="bold"/>
    </style:style>
    <style:style style:name="P5" style:family="paragraph" style:parent-style-name="Standard">
      <style:text-properties fo:font-weight="bold" officeooo:rsid="002372c0" officeooo:paragraph-rsid="0026ccdf" style:font-weight-asian="bold" style:font-weight-complex="bold"/>
    </style:style>
    <style:style style:name="P6" style:family="paragraph" style:parent-style-name="Standard">
      <style:text-properties fo:font-weight="bold" officeooo:rsid="00283c43" officeooo:paragraph-rsid="00283c43" style:font-weight-asian="bold" style:font-weight-complex="bold"/>
    </style:style>
    <style:style style:name="P7" style:family="paragraph" style:parent-style-name="Standard">
      <style:text-properties fo:font-weight="bold" officeooo:rsid="002a4a3f" officeooo:paragraph-rsid="002a4a3f" style:font-weight-asian="bold" style:font-weight-complex="bold"/>
    </style:style>
    <style:style style:name="P8" style:family="paragraph" style:parent-style-name="Standard">
      <style:text-properties fo:font-style="italic" fo:font-weight="bold" officeooo:rsid="002a4a3f" officeooo:paragraph-rsid="0033b83e" style:font-style-asian="italic" style:font-weight-asian="bold" style:font-style-complex="italic" style:font-weight-complex="bold"/>
    </style:style>
    <style:style style:name="P9" style:family="paragraph" style:parent-style-name="Standard">
      <style:text-properties fo:font-style="italic" fo:font-weight="bold" officeooo:rsid="00396b77" officeooo:paragraph-rsid="00396b77" style:font-style-asian="italic" style:font-weight-asian="bold" style:font-style-complex="italic" style:font-weight-complex="bold"/>
    </style:style>
    <style:style style:name="P10" style:family="paragraph" style:parent-style-name="Standard">
      <style:text-properties fo:font-style="italic" fo:font-weight="bold" officeooo:rsid="0048386a" officeooo:paragraph-rsid="0048386a" style:font-style-asian="italic" style:font-weight-asian="bold" style:font-style-complex="italic" style:font-weight-complex="bold"/>
    </style:style>
    <style:style style:name="P11" style:family="paragraph" style:parent-style-name="Standard">
      <style:text-properties fo:font-style="italic" fo:font-weight="bold" officeooo:rsid="0048386a" officeooo:paragraph-rsid="004cf9b1" style:font-style-asian="italic" style:font-weight-asian="bold" style:font-style-complex="italic" style:font-weight-complex="bold"/>
    </style:style>
    <style:style style:name="P12" style:family="paragraph" style:parent-style-name="Standard">
      <style:text-properties fo:font-style="italic" fo:font-weight="bold" officeooo:rsid="004fc7f8" officeooo:paragraph-rsid="004fc7f8" style:font-style-asian="italic" style:font-weight-asian="bold" style:font-style-complex="italic" style:font-weight-complex="bold"/>
    </style:style>
    <style:style style:name="P13" style:family="paragraph" style:parent-style-name="Standard">
      <style:text-properties fo:font-style="italic" fo:font-weight="bold" officeooo:rsid="0055293b" officeooo:paragraph-rsid="0055293b" style:font-style-asian="italic" style:font-weight-asian="bold" style:font-style-complex="italic" style:font-weight-complex="bold"/>
    </style:style>
    <style:style style:name="P14" style:family="paragraph" style:parent-style-name="Standard">
      <style:text-properties fo:font-style="italic" fo:font-weight="bold" officeooo:rsid="005be994" officeooo:paragraph-rsid="005be994" style:font-style-asian="italic" style:font-weight-asian="bold" style:font-style-complex="italic" style:font-weight-complex="bold"/>
    </style:style>
    <style:style style:name="P15" style:family="paragraph" style:parent-style-name="Standard">
      <style:text-properties fo:font-style="italic" fo:font-weight="bold" officeooo:rsid="00626978" officeooo:paragraph-rsid="00626978" style:font-style-asian="italic" style:font-weight-asian="bold" style:font-style-complex="italic" style:font-weight-complex="bold"/>
    </style:style>
    <style:style style:name="P16" style:family="paragraph" style:parent-style-name="Standard">
      <style:text-properties fo:font-style="italic" fo:font-weight="bold" officeooo:rsid="006e3cfa" officeooo:paragraph-rsid="006e3cfa" style:font-style-asian="italic" style:font-weight-asian="bold" style:font-style-complex="italic" style:font-weight-complex="bold"/>
    </style:style>
    <style:style style:name="P17" style:family="paragraph" style:parent-style-name="Standard">
      <style:text-properties fo:font-style="italic" fo:font-weight="bold" officeooo:rsid="006ee799" officeooo:paragraph-rsid="006ee799" style:font-style-asian="italic" style:font-weight-asian="bold" style:font-style-complex="italic" style:font-weight-complex="bold"/>
    </style:style>
    <style:style style:name="P18" style:family="paragraph" style:parent-style-name="Standard">
      <style:text-properties fo:font-style="italic" fo:font-weight="bold" officeooo:rsid="0081ef21" officeooo:paragraph-rsid="0081ef21" style:font-style-asian="italic" style:font-weight-asian="bold" style:font-style-complex="italic" style:font-weight-complex="bold"/>
    </style:style>
    <style:style style:name="P19" style:family="paragraph" style:parent-style-name="Standard">
      <style:text-properties fo:font-style="italic" fo:font-weight="bold" officeooo:rsid="0084c323" officeooo:paragraph-rsid="0084c323" style:font-style-asian="italic" style:font-weight-asian="bold" style:font-style-complex="italic" style:font-weight-complex="bold"/>
    </style:style>
    <style:style style:name="P20" style:family="paragraph" style:parent-style-name="Standard">
      <style:text-properties fo:font-style="italic" fo:font-weight="normal" officeooo:rsid="0026ccdf" officeooo:paragraph-rsid="002372c0" style:font-style-asian="italic" style:font-weight-asian="normal" style:font-style-complex="italic" style:font-weight-complex="normal"/>
    </style:style>
    <style:style style:name="P21" style:family="paragraph" style:parent-style-name="Standard">
      <style:text-properties fo:font-style="italic" fo:font-weight="normal" officeooo:rsid="0026ccdf" officeooo:paragraph-rsid="0026ccdf" style:font-style-asian="italic" style:font-weight-asian="normal" style:font-style-complex="italic" style:font-weight-complex="normal"/>
    </style:style>
    <style:style style:name="P22" style:family="paragraph" style:parent-style-name="Standard">
      <style:text-properties fo:font-style="italic" fo:font-weight="normal" officeooo:rsid="0032d446" officeooo:paragraph-rsid="002a4a3f" style:font-style-asian="italic" style:font-weight-asian="normal" style:font-style-complex="italic" style:font-weight-complex="normal"/>
    </style:style>
    <style:style style:name="P23" style:family="paragraph" style:parent-style-name="Standard">
      <style:text-properties fo:font-style="italic" fo:font-weight="normal" officeooo:rsid="0033b83e" officeooo:paragraph-rsid="0033b83e" style:font-style-asian="italic" style:font-weight-asian="normal" style:font-style-complex="italic" style:font-weight-complex="normal"/>
    </style:style>
    <style:style style:name="P24" style:family="paragraph" style:parent-style-name="Standard">
      <style:text-properties fo:font-style="italic" fo:font-weight="normal" officeooo:rsid="00352c94" officeooo:paragraph-rsid="0033b83e" style:font-style-asian="italic" style:font-weight-asian="normal" style:font-style-complex="italic" style:font-weight-complex="normal"/>
    </style:style>
    <style:style style:name="P25" style:family="paragraph" style:parent-style-name="Standard">
      <style:text-properties fo:font-style="italic" fo:font-weight="normal" officeooo:rsid="006e3cfa" officeooo:paragraph-rsid="006e3cfa" style:font-style-asian="italic" style:font-weight-asian="normal" style:font-style-complex="italic" style:font-weight-complex="normal"/>
    </style:style>
    <style:style style:name="P26" style:family="paragraph" style:parent-style-name="Standard">
      <style:text-properties fo:font-style="italic" fo:font-weight="normal" officeooo:rsid="006eb446" officeooo:paragraph-rsid="006eb446" style:font-style-asian="italic" style:font-weight-asian="normal" style:font-style-complex="italic" style:font-weight-complex="normal"/>
    </style:style>
    <style:style style:name="P27" style:family="paragraph" style:parent-style-name="Standard">
      <style:text-properties fo:font-style="italic" fo:font-weight="normal" officeooo:rsid="004083f5" officeooo:paragraph-rsid="00396b77" style:font-style-asian="italic" style:font-weight-asian="normal" style:font-style-complex="italic" style:font-weight-complex="normal"/>
    </style:style>
    <style:style style:name="P28" style:family="paragraph" style:parent-style-name="Standard">
      <style:text-properties fo:font-style="italic" fo:font-weight="normal" officeooo:rsid="00408470" officeooo:paragraph-rsid="00396b77" style:font-style-asian="italic" style:font-weight-asian="normal" style:font-style-complex="italic" style:font-weight-complex="normal"/>
    </style:style>
    <style:style style:name="P29" style:family="paragraph" style:parent-style-name="Standard">
      <style:text-properties fo:font-style="italic" fo:font-weight="normal" officeooo:rsid="004256fa" officeooo:paragraph-rsid="0041abee" style:font-style-asian="italic" style:font-weight-asian="normal" style:font-style-complex="italic" style:font-weight-complex="normal"/>
    </style:style>
    <style:style style:name="P30" style:family="paragraph" style:parent-style-name="Standard">
      <style:text-properties fo:font-style="italic" fo:font-weight="normal" officeooo:rsid="0046ca44" officeooo:paragraph-rsid="0042f6e7" style:font-style-asian="italic" style:font-weight-asian="normal" style:font-style-complex="italic" style:font-weight-complex="normal"/>
    </style:style>
    <style:style style:name="P31" style:family="paragraph" style:parent-style-name="Standard">
      <style:text-properties fo:font-style="italic" fo:font-weight="normal" officeooo:rsid="0046ca44" officeooo:paragraph-rsid="0048386a" style:font-style-asian="italic" style:font-weight-asian="normal" style:font-style-complex="italic" style:font-weight-complex="normal"/>
    </style:style>
    <style:style style:name="P32" style:family="paragraph" style:parent-style-name="Standard">
      <style:text-properties fo:font-style="italic" fo:font-weight="normal" officeooo:rsid="0048386a" officeooo:paragraph-rsid="0048386a" style:font-style-asian="italic" style:font-weight-asian="normal" style:font-style-complex="italic" style:font-weight-complex="normal"/>
    </style:style>
    <style:style style:name="P33" style:family="paragraph" style:parent-style-name="Standard">
      <style:text-properties fo:font-style="italic" fo:font-weight="normal" officeooo:rsid="004c7c8e" officeooo:paragraph-rsid="004cf9b1" style:font-style-asian="italic" style:font-weight-asian="normal" style:font-style-complex="italic" style:font-weight-complex="normal"/>
    </style:style>
    <style:style style:name="P34" style:family="paragraph" style:parent-style-name="Standard">
      <style:text-properties fo:font-style="italic" fo:font-weight="normal" officeooo:rsid="004fc7f8" officeooo:paragraph-rsid="004fc7f8" style:font-style-asian="italic" style:font-weight-asian="normal" style:font-style-complex="italic" style:font-weight-complex="normal"/>
    </style:style>
    <style:style style:name="P35" style:family="paragraph" style:parent-style-name="Standard">
      <style:text-properties fo:font-style="italic" fo:font-weight="normal" officeooo:rsid="005576f4" officeooo:paragraph-rsid="0055293b" style:font-style-asian="italic" style:font-weight-asian="normal" style:font-style-complex="italic" style:font-weight-complex="normal"/>
    </style:style>
    <style:style style:name="P36" style:family="paragraph" style:parent-style-name="Standard">
      <style:text-properties fo:font-style="italic" fo:font-weight="normal" officeooo:rsid="0055b249" officeooo:paragraph-rsid="0055293b" style:font-style-asian="italic" style:font-weight-asian="normal" style:font-style-complex="italic" style:font-weight-complex="normal"/>
    </style:style>
    <style:style style:name="P37" style:family="paragraph" style:parent-style-name="Standard">
      <style:text-properties fo:font-style="italic" fo:font-weight="normal" officeooo:rsid="005cd01f" officeooo:paragraph-rsid="005be994" style:font-style-asian="italic" style:font-weight-asian="normal" style:font-style-complex="italic" style:font-weight-complex="normal"/>
    </style:style>
    <style:style style:name="P38" style:family="paragraph" style:parent-style-name="Standard">
      <style:text-properties fo:font-style="italic" fo:font-weight="normal" officeooo:rsid="0064a43d" officeooo:paragraph-rsid="00626978" style:font-style-asian="italic" style:font-weight-asian="normal" style:font-style-complex="italic" style:font-weight-complex="normal"/>
    </style:style>
    <style:style style:name="P39" style:family="paragraph" style:parent-style-name="Standard">
      <style:text-properties fo:font-style="italic" fo:font-weight="normal" officeooo:rsid="006d6cab" officeooo:paragraph-rsid="00626978" style:font-style-asian="italic" style:font-weight-asian="normal" style:font-style-complex="italic" style:font-weight-complex="normal"/>
    </style:style>
    <style:style style:name="P40" style:family="paragraph" style:parent-style-name="Standard">
      <style:text-properties fo:font-weight="normal" officeooo:rsid="001c60ec" officeooo:paragraph-rsid="0019df98" style:font-weight-asian="normal" style:font-weight-complex="normal"/>
    </style:style>
    <style:style style:name="P41" style:family="paragraph" style:parent-style-name="Standard">
      <style:text-properties fo:font-weight="normal" officeooo:rsid="001c858f" officeooo:paragraph-rsid="001c858f" style:font-weight-asian="normal" style:font-weight-complex="normal"/>
    </style:style>
    <style:style style:name="P42" style:family="paragraph" style:parent-style-name="Standard">
      <style:text-properties fo:font-weight="normal" officeooo:rsid="002080db" officeooo:paragraph-rsid="001c858f" style:font-weight-asian="normal" style:font-weight-complex="normal"/>
    </style:style>
    <style:style style:name="P43" style:family="paragraph" style:parent-style-name="Standard">
      <style:text-properties fo:font-weight="normal" officeooo:rsid="00213050" officeooo:paragraph-rsid="0020b706" style:font-weight-asian="normal" style:font-weight-complex="normal"/>
    </style:style>
    <style:style style:name="P44" style:family="paragraph" style:parent-style-name="Standard">
      <style:text-properties fo:font-weight="normal" officeooo:rsid="0021fb83" officeooo:paragraph-rsid="0020b706" style:font-weight-asian="normal" style:font-weight-complex="normal"/>
    </style:style>
    <style:style style:name="P45" style:family="paragraph" style:parent-style-name="Standard">
      <style:text-properties fo:font-weight="normal" officeooo:rsid="0022790e" officeooo:paragraph-rsid="0020b706" style:font-weight-asian="normal" style:font-weight-complex="normal"/>
    </style:style>
    <style:style style:name="P46" style:family="paragraph" style:parent-style-name="Standard">
      <style:text-properties fo:font-weight="normal" officeooo:rsid="002583a1" officeooo:paragraph-rsid="002372c0" style:font-weight-asian="normal" style:font-weight-complex="normal"/>
    </style:style>
    <style:style style:name="P47" style:family="paragraph" style:parent-style-name="Standard">
      <style:text-properties fo:font-weight="normal" officeooo:rsid="0026ccdf" officeooo:paragraph-rsid="002372c0" style:font-weight-asian="normal" style:font-weight-complex="normal"/>
    </style:style>
    <style:style style:name="P48" style:family="paragraph" style:parent-style-name="Standard">
      <style:text-properties fo:font-weight="normal" officeooo:rsid="0026ccdf" officeooo:paragraph-rsid="0026ccdf" style:font-weight-asian="normal" style:font-weight-complex="normal"/>
    </style:style>
    <style:style style:name="P49" style:family="paragraph" style:parent-style-name="Standard">
      <style:text-properties fo:font-style="normal" fo:font-weight="normal" officeooo:rsid="0026ccdf" officeooo:paragraph-rsid="0026ccdf" style:font-style-asian="normal" style:font-weight-asian="normal" style:font-style-complex="normal" style:font-weight-complex="normal"/>
    </style:style>
    <style:style style:name="P50" style:family="paragraph" style:parent-style-name="Standard">
      <style:text-properties fo:font-style="normal" fo:font-weight="normal" officeooo:rsid="002704f6" officeooo:paragraph-rsid="0026ccdf" style:font-style-asian="normal" style:font-weight-asian="normal" style:font-style-complex="normal" style:font-weight-complex="normal"/>
    </style:style>
    <style:style style:name="P51" style:family="paragraph" style:parent-style-name="Standard">
      <style:text-properties fo:font-style="normal" fo:font-weight="normal" officeooo:rsid="00296323" officeooo:paragraph-rsid="00283c43" style:font-style-asian="normal" style:font-weight-asian="normal" style:font-style-complex="normal" style:font-weight-complex="normal"/>
    </style:style>
    <style:style style:name="P52" style:family="paragraph" style:parent-style-name="Standard">
      <style:text-properties fo:font-style="normal" fo:font-weight="normal" officeooo:rsid="002d2440" officeooo:paragraph-rsid="002a4a3f" style:font-style-asian="normal" style:font-weight-asian="normal" style:font-style-complex="normal" style:font-weight-complex="normal"/>
    </style:style>
    <style:style style:name="P53" style:family="paragraph" style:parent-style-name="Standard">
      <style:text-properties fo:font-style="normal" fo:font-weight="normal" officeooo:rsid="002f86ce" officeooo:paragraph-rsid="002a4a3f" style:font-style-asian="normal" style:font-weight-asian="normal" style:font-style-complex="normal" style:font-weight-complex="normal"/>
    </style:style>
    <style:style style:name="P54" style:family="paragraph" style:parent-style-name="Standard">
      <style:text-properties fo:font-style="normal" fo:font-weight="normal" officeooo:rsid="0032d446" officeooo:paragraph-rsid="002a4a3f" style:font-style-asian="normal" style:font-weight-asian="normal" style:font-style-complex="normal" style:font-weight-complex="normal"/>
    </style:style>
    <style:style style:name="P55" style:family="paragraph" style:parent-style-name="Standard">
      <style:text-properties fo:font-style="normal" fo:font-weight="normal" officeooo:rsid="0033b83e" officeooo:paragraph-rsid="0033b83e" style:font-style-asian="normal" style:font-weight-asian="normal" style:font-style-complex="normal" style:font-weight-complex="normal"/>
    </style:style>
    <style:style style:name="P56" style:family="paragraph" style:parent-style-name="Standard">
      <style:text-properties fo:font-style="normal" fo:font-weight="normal" officeooo:rsid="00352c94" officeooo:paragraph-rsid="0033b83e" style:font-style-asian="normal" style:font-weight-asian="normal" style:font-style-complex="normal" style:font-weight-complex="normal"/>
    </style:style>
    <style:style style:name="P57" style:family="paragraph" style:parent-style-name="Standard">
      <style:text-properties fo:font-style="normal" fo:font-weight="normal" officeooo:rsid="0036cf59" officeooo:paragraph-rsid="0033b83e" style:font-style-asian="normal" style:font-weight-asian="normal" style:font-style-complex="normal" style:font-weight-complex="normal"/>
    </style:style>
    <style:style style:name="P58" style:family="paragraph" style:parent-style-name="Standard">
      <style:text-properties fo:font-style="normal" fo:font-weight="normal" officeooo:rsid="00396b77" officeooo:paragraph-rsid="00396b77" style:font-style-asian="normal" style:font-weight-asian="normal" style:font-style-complex="normal" style:font-weight-complex="normal"/>
    </style:style>
    <style:style style:name="P59" style:family="paragraph" style:parent-style-name="Standard">
      <style:text-properties fo:font-style="normal" fo:font-weight="normal" officeooo:rsid="004083f5" officeooo:paragraph-rsid="00396b77" style:font-style-asian="normal" style:font-weight-asian="normal" style:font-style-complex="normal" style:font-weight-complex="normal"/>
    </style:style>
    <style:style style:name="P60" style:family="paragraph" style:parent-style-name="Standard">
      <style:text-properties fo:font-style="normal" fo:font-weight="normal" officeooo:rsid="0040e09a" officeooo:paragraph-rsid="00396b77" style:font-style-asian="normal" style:font-weight-asian="normal" style:font-style-complex="normal" style:font-weight-complex="normal"/>
    </style:style>
    <style:style style:name="P61" style:family="paragraph" style:parent-style-name="Standard">
      <style:text-properties fo:font-style="normal" fo:font-weight="normal" officeooo:rsid="00419905" officeooo:paragraph-rsid="00396b77" style:font-style-asian="normal" style:font-weight-asian="normal" style:font-style-complex="normal" style:font-weight-complex="normal"/>
    </style:style>
    <style:style style:name="P62" style:family="paragraph" style:parent-style-name="Standard">
      <style:text-properties fo:font-style="normal" fo:font-weight="normal" officeooo:rsid="004256fa" officeooo:paragraph-rsid="0041abee" style:font-style-asian="normal" style:font-weight-asian="normal" style:font-style-complex="normal" style:font-weight-complex="normal"/>
    </style:style>
    <style:style style:name="P63" style:family="paragraph" style:parent-style-name="Standard">
      <style:text-properties fo:font-style="normal" fo:font-weight="normal" officeooo:rsid="004397ed" officeooo:paragraph-rsid="0042f6e7" style:font-style-asian="normal" style:font-weight-asian="normal" style:font-style-complex="normal" style:font-weight-complex="normal"/>
    </style:style>
    <style:style style:name="P64" style:family="paragraph" style:parent-style-name="Standard">
      <style:text-properties fo:font-style="normal" fo:font-weight="normal" officeooo:rsid="004489ca" officeooo:paragraph-rsid="0042f6e7" style:font-style-asian="normal" style:font-weight-asian="normal" style:font-style-complex="normal" style:font-weight-complex="normal"/>
    </style:style>
    <style:style style:name="P65" style:family="paragraph" style:parent-style-name="Standard">
      <style:text-properties fo:font-style="normal" fo:font-weight="normal" officeooo:rsid="0046ca44" officeooo:paragraph-rsid="0042f6e7" style:font-style-asian="normal" style:font-weight-asian="normal" style:font-style-complex="normal" style:font-weight-complex="normal"/>
    </style:style>
    <style:style style:name="P66" style:family="paragraph" style:parent-style-name="Standard">
      <style:text-properties fo:font-style="normal" fo:font-weight="normal" officeooo:rsid="004a35d3" officeooo:paragraph-rsid="0048386a" style:font-style-asian="normal" style:font-weight-asian="normal" style:font-style-complex="normal" style:font-weight-complex="normal"/>
    </style:style>
    <style:style style:name="P67" style:family="paragraph" style:parent-style-name="Standard">
      <style:text-properties fo:font-style="normal" fo:font-weight="normal" officeooo:rsid="004c7c8e" officeooo:paragraph-rsid="0048386a" style:font-style-asian="normal" style:font-weight-asian="normal" style:font-style-complex="normal" style:font-weight-complex="normal"/>
    </style:style>
    <style:style style:name="P68" style:family="paragraph" style:parent-style-name="Standard">
      <style:text-properties fo:font-style="normal" fo:font-weight="normal" officeooo:rsid="004cf9b1" officeooo:paragraph-rsid="004cf9b1" style:font-style-asian="normal" style:font-weight-asian="normal" style:font-style-complex="normal" style:font-weight-complex="normal"/>
    </style:style>
    <style:style style:name="P69" style:family="paragraph" style:parent-style-name="Standard">
      <style:text-properties fo:font-style="normal" fo:font-weight="normal" officeooo:rsid="004fc7f8" officeooo:paragraph-rsid="004fc7f8" style:font-style-asian="normal" style:font-weight-asian="normal" style:font-style-complex="normal" style:font-weight-complex="normal"/>
    </style:style>
    <style:style style:name="P70" style:family="paragraph" style:parent-style-name="Standard">
      <style:text-properties fo:font-style="normal" fo:font-weight="normal" officeooo:rsid="0051cdac" officeooo:paragraph-rsid="004fc7f8" style:font-style-asian="normal" style:font-weight-asian="normal" style:font-style-complex="normal" style:font-weight-complex="normal"/>
    </style:style>
    <style:style style:name="P71" style:family="paragraph" style:parent-style-name="Standard">
      <style:text-properties fo:font-style="normal" fo:font-weight="normal" officeooo:rsid="0055526f" officeooo:paragraph-rsid="0055293b" style:font-style-asian="normal" style:font-weight-asian="normal" style:font-style-complex="normal" style:font-weight-complex="normal"/>
    </style:style>
    <style:style style:name="P72" style:family="paragraph" style:parent-style-name="Standard">
      <style:text-properties fo:font-style="normal" fo:font-weight="normal" officeooo:rsid="005576f4" officeooo:paragraph-rsid="0055293b" style:font-style-asian="normal" style:font-weight-asian="normal" style:font-style-complex="normal" style:font-weight-complex="normal"/>
    </style:style>
    <style:style style:name="P73" style:family="paragraph" style:parent-style-name="Standard">
      <style:text-properties fo:font-style="normal" fo:font-weight="normal" officeooo:rsid="0055b249" officeooo:paragraph-rsid="0055293b" style:font-style-asian="normal" style:font-weight-asian="normal" style:font-style-complex="normal" style:font-weight-complex="normal"/>
    </style:style>
    <style:style style:name="P74" style:family="paragraph" style:parent-style-name="Standard">
      <style:text-properties fo:font-style="normal" fo:font-weight="normal" officeooo:rsid="0057ae16" officeooo:paragraph-rsid="0055293b" style:font-style-asian="normal" style:font-weight-asian="normal" style:font-style-complex="normal" style:font-weight-complex="normal"/>
    </style:style>
    <style:style style:name="P75" style:family="paragraph" style:parent-style-name="Standard">
      <style:text-properties fo:font-style="normal" fo:font-weight="normal" officeooo:rsid="00593771" officeooo:paragraph-rsid="0055293b" style:font-style-asian="normal" style:font-weight-asian="normal" style:font-style-complex="normal" style:font-weight-complex="normal"/>
    </style:style>
    <style:style style:name="P76" style:family="paragraph" style:parent-style-name="Standard">
      <style:text-properties fo:font-style="normal" fo:font-weight="normal" officeooo:rsid="005b1dea" officeooo:paragraph-rsid="0055293b" style:font-style-asian="normal" style:font-weight-asian="normal" style:font-style-complex="normal" style:font-weight-complex="normal"/>
    </style:style>
    <style:style style:name="P77" style:family="paragraph" style:parent-style-name="Standard">
      <style:text-properties fo:font-style="normal" fo:font-weight="normal" officeooo:rsid="005ba842" officeooo:paragraph-rsid="0055293b" style:font-style-asian="normal" style:font-weight-asian="normal" style:font-style-complex="normal" style:font-weight-complex="normal"/>
    </style:style>
    <style:style style:name="P78" style:family="paragraph" style:parent-style-name="Standard">
      <style:text-properties fo:font-style="normal" fo:font-weight="normal" officeooo:rsid="005be994" officeooo:paragraph-rsid="005be994" style:font-style-asian="normal" style:font-weight-asian="normal" style:font-style-complex="normal" style:font-weight-complex="normal"/>
    </style:style>
    <style:style style:name="P79" style:family="paragraph" style:parent-style-name="Standard">
      <style:text-properties fo:font-style="normal" fo:font-weight="normal" officeooo:rsid="005cd01f" officeooo:paragraph-rsid="005be994" style:font-style-asian="normal" style:font-weight-asian="normal" style:font-style-complex="normal" style:font-weight-complex="normal"/>
    </style:style>
    <style:style style:name="P80" style:family="paragraph" style:parent-style-name="Standard">
      <style:text-properties fo:font-style="normal" fo:font-weight="normal" officeooo:rsid="0060b7d7" officeooo:paragraph-rsid="005be994" style:font-style-asian="normal" style:font-weight-asian="normal" style:font-style-complex="normal" style:font-weight-complex="normal"/>
    </style:style>
    <style:style style:name="P81" style:family="paragraph" style:parent-style-name="Standard">
      <style:text-properties fo:font-style="normal" fo:font-weight="normal" officeooo:rsid="00615f85" officeooo:paragraph-rsid="005be994" style:font-style-asian="normal" style:font-weight-asian="normal" style:font-style-complex="normal" style:font-weight-complex="normal"/>
    </style:style>
    <style:style style:name="P82" style:family="paragraph" style:parent-style-name="Standard">
      <style:text-properties fo:font-style="normal" fo:font-weight="normal" officeooo:rsid="00648f84" officeooo:paragraph-rsid="00626978" style:font-style-asian="normal" style:font-weight-asian="normal" style:font-style-complex="normal" style:font-weight-complex="normal"/>
    </style:style>
    <style:style style:name="P83" style:family="paragraph" style:parent-style-name="Standard">
      <style:text-properties fo:font-style="normal" fo:font-weight="normal" officeooo:rsid="0064a43d" officeooo:paragraph-rsid="00626978" style:font-style-asian="normal" style:font-weight-asian="normal" style:font-style-complex="normal" style:font-weight-complex="normal"/>
    </style:style>
    <style:style style:name="P84" style:family="paragraph" style:parent-style-name="Standard">
      <style:text-properties fo:font-style="normal" fo:font-weight="normal" officeooo:rsid="0065985d" officeooo:paragraph-rsid="00626978" style:font-style-asian="normal" style:font-weight-asian="normal" style:font-style-complex="normal" style:font-weight-complex="normal"/>
    </style:style>
    <style:style style:name="P85" style:family="paragraph" style:parent-style-name="Standard">
      <style:text-properties fo:font-style="normal" fo:font-weight="normal" officeooo:rsid="006bbbcb" officeooo:paragraph-rsid="00626978" style:font-style-asian="normal" style:font-weight-asian="normal" style:font-style-complex="normal" style:font-weight-complex="normal"/>
    </style:style>
    <style:style style:name="P86" style:family="paragraph" style:parent-style-name="Standard">
      <style:text-properties fo:font-style="normal" fo:font-weight="normal" officeooo:rsid="006d6cab" officeooo:paragraph-rsid="00626978" style:font-style-asian="normal" style:font-weight-asian="normal" style:font-style-complex="normal" style:font-weight-complex="normal"/>
    </style:style>
    <style:style style:name="P87" style:family="paragraph" style:parent-style-name="Standard">
      <style:text-properties fo:font-style="normal" fo:font-weight="normal" officeooo:rsid="006d948f" officeooo:paragraph-rsid="00626978" style:font-style-asian="normal" style:font-weight-asian="normal" style:font-style-complex="normal" style:font-weight-complex="normal"/>
    </style:style>
    <style:style style:name="P88" style:family="paragraph" style:parent-style-name="Standard">
      <style:text-properties fo:font-style="normal" fo:font-weight="normal" officeooo:rsid="006eb446" officeooo:paragraph-rsid="006e3cfa" style:font-style-asian="normal" style:font-weight-asian="normal" style:font-style-complex="normal" style:font-weight-complex="normal"/>
    </style:style>
    <style:style style:name="P89" style:family="paragraph" style:parent-style-name="Standard">
      <style:text-properties fo:font-style="normal" fo:font-weight="normal" officeooo:rsid="006eb446" officeooo:paragraph-rsid="006eb446" style:font-style-asian="normal" style:font-weight-asian="normal" style:font-style-complex="normal" style:font-weight-complex="normal"/>
    </style:style>
    <style:style style:name="P90" style:family="paragraph" style:parent-style-name="Standard">
      <style:text-properties fo:font-style="normal" fo:font-weight="normal" officeooo:rsid="006ee799" officeooo:paragraph-rsid="006ee799" style:font-style-asian="normal" style:font-weight-asian="normal" style:font-style-complex="normal" style:font-weight-complex="normal"/>
    </style:style>
    <style:style style:name="P91" style:family="paragraph" style:parent-style-name="Standard">
      <style:text-properties fo:font-style="normal" fo:font-weight="bold" officeooo:rsid="00396b77" officeooo:paragraph-rsid="00396b77" style:font-style-asian="normal" style:font-weight-asian="bold" style:font-style-complex="normal" style:font-weight-complex="bold"/>
    </style:style>
    <style:style style:name="P92" style:family="paragraph" style:parent-style-name="Standard">
      <style:text-properties fo:font-style="normal" fo:font-weight="bold" officeooo:rsid="0041abee" officeooo:paragraph-rsid="0041abee" style:font-style-asian="normal" style:font-weight-asian="bold" style:font-style-complex="normal" style:font-weight-complex="bold"/>
    </style:style>
    <style:style style:name="P93" style:family="paragraph" style:parent-style-name="Standard">
      <style:text-properties fo:font-style="normal" fo:font-weight="bold" officeooo:rsid="0042f6e7" officeooo:paragraph-rsid="0042f6e7" style:font-style-asian="normal" style:font-weight-asian="bold" style:font-style-complex="normal" style:font-weight-complex="bold"/>
    </style:style>
    <style:style style:name="P94" style:family="paragraph" style:parent-style-name="Standard">
      <style:text-properties fo:font-style="normal" fo:font-weight="bold" officeooo:rsid="0048386a" officeooo:paragraph-rsid="0048386a" style:font-style-asian="normal" style:font-weight-asian="bold" style:font-style-complex="normal" style:font-weight-complex="bold"/>
    </style:style>
    <style:style style:name="P95" style:family="paragraph" style:parent-style-name="Standard">
      <style:text-properties fo:font-style="normal" fo:font-weight="bold" officeooo:rsid="004fc7f8" officeooo:paragraph-rsid="004fc7f8" style:font-style-asian="normal" style:font-weight-asian="bold" style:font-style-complex="normal" style:font-weight-complex="bold"/>
    </style:style>
    <style:style style:name="P96" style:family="paragraph" style:parent-style-name="Standard">
      <style:text-properties fo:font-style="normal" fo:font-weight="bold" officeooo:rsid="0055293b" officeooo:paragraph-rsid="0055293b" style:font-style-asian="normal" style:font-weight-asian="bold" style:font-style-complex="normal" style:font-weight-complex="bold"/>
    </style:style>
    <style:style style:name="P97" style:family="paragraph" style:parent-style-name="Standard">
      <style:text-properties fo:font-style="normal" fo:font-weight="bold" officeooo:rsid="006e3cfa" officeooo:paragraph-rsid="006e3cfa" style:font-style-asian="normal" style:font-weight-asian="bold" style:font-style-complex="normal" style:font-weight-complex="bold"/>
    </style:style>
    <style:style style:name="P98" style:family="paragraph" style:parent-style-name="Standard">
      <style:text-properties fo:font-style="normal" fo:font-weight="bold" officeooo:rsid="006ee799" officeooo:paragraph-rsid="006ee799" style:font-style-asian="normal" style:font-weight-asian="bold" style:font-style-complex="normal" style:font-weight-complex="bold"/>
    </style:style>
    <style:style style:name="P99" style:family="paragraph" style:parent-style-name="Standard">
      <style:text-properties fo:font-style="normal" fo:font-weight="bold" officeooo:rsid="007272d1" officeooo:paragraph-rsid="007272d1" style:font-style-asian="normal" style:font-weight-asian="bold" style:font-style-complex="normal" style:font-weight-complex="bold"/>
    </style:style>
    <style:style style:name="P100" style:family="paragraph" style:parent-style-name="Standard">
      <style:text-properties fo:font-style="normal" fo:font-weight="bold" officeooo:rsid="007599f5" officeooo:paragraph-rsid="007599f5" style:font-style-asian="normal" style:font-weight-asian="bold" style:font-style-complex="normal" style:font-weight-complex="bold"/>
    </style:style>
    <style:style style:name="P101" style:family="paragraph" style:parent-style-name="Standard">
      <style:text-properties fo:font-style="normal" fo:font-weight="bold" officeooo:rsid="0077d7b4" officeooo:paragraph-rsid="0077d7b4" style:font-style-asian="normal" style:font-weight-asian="bold" style:font-style-complex="normal" style:font-weight-complex="bold"/>
    </style:style>
    <style:style style:name="P102" style:family="paragraph" style:parent-style-name="Text_20_body">
      <style:text-properties fo:font-style="italic" fo:font-weight="bold" officeooo:rsid="006ee799" officeooo:paragraph-rsid="006ee799" style:font-style-asian="italic" style:font-weight-asian="bold" style:font-style-complex="italic" style:font-weight-complex="bold"/>
    </style:style>
    <style:style style:name="P103" style:family="paragraph" style:parent-style-name="Text_20_body" style:list-style-name="L1"/>
    <style:style style:name="P104" style:family="paragraph" style:parent-style-name="Text_20_body">
      <style:text-properties fo:font-style="italic" fo:font-weight="bold" officeooo:rsid="008f3ba8" officeooo:paragraph-rsid="008f3ba8" style:font-style-asian="italic" style:font-weight-asian="bold" style:font-style-complex="italic" style:font-weight-complex="bold"/>
    </style:style>
    <style:style style:name="P105" style:family="paragraph" style:parent-style-name="Text_20_body" style:list-style-name="L1">
      <style:paragraph-properties fo:margin-top="0in" fo:margin-bottom="0in" loext:contextual-spacing="false"/>
    </style:style>
    <style:style style:name="P106" style:family="paragraph" style:parent-style-name="Standard">
      <style:text-properties fo:font-style="normal" fo:font-weight="normal" officeooo:rsid="007272d1" officeooo:paragraph-rsid="007272d1" style:font-style-asian="normal" style:font-weight-asian="normal" style:font-style-complex="normal" style:font-weight-complex="normal"/>
    </style:style>
    <style:style style:name="P107" style:family="paragraph" style:parent-style-name="Standard">
      <style:text-properties fo:font-style="normal" fo:font-weight="normal" officeooo:rsid="0073be5b" officeooo:paragraph-rsid="0073be5b" style:font-style-asian="normal" style:font-weight-asian="normal" style:font-style-complex="normal" style:font-weight-complex="normal"/>
    </style:style>
    <style:style style:name="P108" style:family="paragraph" style:parent-style-name="Standard">
      <style:text-properties fo:font-style="normal" fo:font-weight="normal" officeooo:rsid="007735a6" officeooo:paragraph-rsid="007599f5" style:font-style-asian="normal" style:font-weight-asian="normal" style:font-style-complex="normal" style:font-weight-complex="normal"/>
    </style:style>
    <style:style style:name="P109" style:family="paragraph" style:parent-style-name="Standard">
      <style:text-properties fo:font-style="normal" fo:font-weight="normal" officeooo:rsid="0079a7d6" officeooo:paragraph-rsid="0077d7b4" style:font-style-asian="normal" style:font-weight-asian="normal" style:font-style-complex="normal" style:font-weight-complex="normal"/>
    </style:style>
    <style:style style:name="P110" style:family="paragraph" style:parent-style-name="Standard">
      <style:text-properties fo:font-style="normal" fo:font-weight="normal" officeooo:rsid="007d5122" officeooo:paragraph-rsid="0077d7b4" style:font-style-asian="normal" style:font-weight-asian="normal" style:font-style-complex="normal" style:font-weight-complex="normal"/>
    </style:style>
    <style:style style:name="P111" style:family="paragraph" style:parent-style-name="Standard">
      <style:text-properties fo:font-style="normal" fo:font-weight="normal" officeooo:rsid="007f3309" officeooo:paragraph-rsid="0077d7b4" style:font-style-asian="normal" style:font-weight-asian="normal" style:font-style-complex="normal" style:font-weight-complex="normal"/>
    </style:style>
    <style:style style:name="P112" style:family="paragraph" style:parent-style-name="Standard">
      <style:text-properties fo:font-style="normal" fo:font-weight="normal" officeooo:rsid="00816305" officeooo:paragraph-rsid="0077d7b4" style:font-style-asian="normal" style:font-weight-asian="normal" style:font-style-complex="normal" style:font-weight-complex="normal"/>
    </style:style>
    <style:style style:name="P113" style:family="paragraph" style:parent-style-name="Standard">
      <style:text-properties fo:font-style="normal" fo:font-weight="normal" officeooo:rsid="0081ef21" officeooo:paragraph-rsid="0077d7b4" style:font-style-asian="normal" style:font-weight-asian="normal" style:font-style-complex="normal" style:font-weight-complex="normal"/>
    </style:style>
    <style:style style:name="P114" style:family="paragraph" style:parent-style-name="Standard">
      <style:text-properties fo:font-style="normal" fo:font-weight="normal" officeooo:rsid="008302ff" officeooo:paragraph-rsid="0081ef21" style:font-style-asian="normal" style:font-weight-asian="normal" style:font-style-complex="normal" style:font-weight-complex="normal"/>
    </style:style>
    <style:style style:name="P115" style:family="paragraph" style:parent-style-name="Standard">
      <style:text-properties fo:font-style="normal" fo:font-weight="normal" officeooo:rsid="0084c323" officeooo:paragraph-rsid="0084c323" style:font-style-asian="normal" style:font-weight-asian="normal" style:font-style-complex="normal" style:font-weight-complex="normal"/>
    </style:style>
    <style:style style:name="P116" style:family="paragraph" style:parent-style-name="Standard">
      <style:text-properties fo:font-style="normal" fo:font-weight="normal" officeooo:rsid="008579b5" officeooo:paragraph-rsid="0084c323" style:font-style-asian="normal" style:font-weight-asian="normal" style:font-style-complex="normal" style:font-weight-complex="normal"/>
    </style:style>
    <style:style style:name="P117" style:family="paragraph" style:parent-style-name="Standard">
      <style:text-properties fo:font-style="italic" fo:font-weight="normal" officeooo:rsid="0073be5b" officeooo:paragraph-rsid="0073be5b" style:font-style-asian="italic" style:font-weight-asian="normal" style:font-style-complex="italic" style:font-weight-complex="normal"/>
    </style:style>
    <style:style style:name="P118" style:family="paragraph" style:parent-style-name="Standard">
      <style:text-properties fo:font-style="italic" fo:font-weight="normal" officeooo:rsid="007735a6" officeooo:paragraph-rsid="0077d7b4" style:font-style-asian="italic" style:font-weight-asian="normal" style:font-style-complex="italic" style:font-weight-complex="normal"/>
    </style:style>
    <style:style style:name="P119" style:family="paragraph" style:parent-style-name="Standard">
      <style:text-properties fo:font-style="italic" fo:font-weight="normal" officeooo:rsid="0081ef21" officeooo:paragraph-rsid="0081ef21" style:font-style-asian="italic" style:font-weight-asian="normal" style:font-style-complex="italic" style:font-weight-complex="normal"/>
    </style:style>
    <style:style style:name="P120" style:family="paragraph" style:parent-style-name="Standard">
      <style:text-properties fo:font-style="italic" fo:font-weight="normal" officeooo:rsid="0084c323" officeooo:paragraph-rsid="0084c323" style:font-style-asian="italic" style:font-weight-asian="normal" style:font-style-complex="italic" style:font-weight-complex="normal"/>
    </style:style>
    <style:style style:name="P121" style:family="paragraph" style:parent-style-name="Standard">
      <style:text-properties fo:font-style="italic" fo:font-weight="normal" officeooo:rsid="008579b5" officeooo:paragraph-rsid="0084c323" style:font-style-asian="italic" style:font-weight-asian="normal" style:font-style-complex="italic" style:font-weight-complex="normal"/>
    </style:style>
    <style:style style:name="P122" style:family="paragraph" style:parent-style-name="Standard">
      <style:text-properties fo:font-style="italic" fo:font-weight="bold" officeooo:rsid="0084c323" officeooo:paragraph-rsid="0084c323" style:font-style-asian="italic" style:font-weight-asian="bold" style:font-style-complex="italic" style:font-weight-complex="bold"/>
    </style:style>
    <style:style style:name="P123" style:family="paragraph" style:parent-style-name="Standard">
      <style:text-properties fo:font-style="italic" fo:font-weight="bold" officeooo:rsid="0087686b" officeooo:paragraph-rsid="0087686b" style:font-style-asian="italic" style:font-weight-asian="bold" style:font-style-complex="italic" style:font-weight-complex="bold"/>
    </style:style>
    <style:style style:name="P124" style:family="paragraph" style:parent-style-name="Standard">
      <style:text-properties fo:font-style="italic" fo:font-weight="bold" officeooo:rsid="0087686b" officeooo:paragraph-rsid="00899605" style:font-style-asian="italic" style:font-weight-asian="bold" style:font-style-complex="italic" style:font-weight-complex="bold"/>
    </style:style>
    <style:style style:name="P125" style:family="paragraph" style:parent-style-name="Standard">
      <style:text-properties fo:font-style="italic" fo:font-weight="bold" officeooo:rsid="008f3ba8" officeooo:paragraph-rsid="008f3ba8" style:font-style-asian="italic" style:font-weight-asian="bold" style:font-style-complex="italic" style:font-weight-complex="bold"/>
    </style:style>
    <style:style style:name="P126" style:family="paragraph" style:parent-style-name="Standard">
      <style:text-properties fo:font-style="italic" fo:font-weight="bold" officeooo:rsid="0091911d" officeooo:paragraph-rsid="0091911d" style:font-style-asian="italic" style:font-weight-asian="bold" style:font-style-complex="italic" style:font-weight-complex="bold"/>
    </style:style>
    <style:style style:name="P127" style:family="paragraph" style:parent-style-name="Standard">
      <style:text-properties fo:font-style="italic" fo:font-weight="bold" officeooo:rsid="0095e77f" officeooo:paragraph-rsid="0095e77f" style:font-style-asian="italic" style:font-weight-asian="bold" style:font-style-complex="italic" style:font-weight-complex="bold"/>
    </style:style>
    <style:style style:name="P128" style:family="paragraph" style:parent-style-name="Standard">
      <style:text-properties fo:font-style="italic" fo:font-weight="bold" officeooo:rsid="009b3c69" officeooo:paragraph-rsid="009b3c69" style:font-style-asian="italic" style:font-weight-asian="bold" style:font-style-complex="italic" style:font-weight-complex="bold"/>
    </style:style>
    <style:style style:name="P129" style:family="paragraph" style:parent-style-name="Standard">
      <style:text-properties fo:font-style="italic" fo:font-weight="bold" officeooo:rsid="00ab3b93" officeooo:paragraph-rsid="00ab3b93" style:font-style-asian="italic" style:font-weight-asian="bold" style:font-style-complex="italic" style:font-weight-complex="bold"/>
    </style:style>
    <style:style style:name="P130" style:family="paragraph" style:parent-style-name="Standard">
      <style:text-properties fo:font-style="italic" fo:font-weight="bold" officeooo:rsid="00b10a27" officeooo:paragraph-rsid="00b10a27" style:font-style-asian="italic" style:font-weight-asian="bold" style:font-style-complex="italic" style:font-weight-complex="bold"/>
    </style:style>
    <style:style style:name="P131" style:family="paragraph" style:parent-style-name="Standard">
      <style:text-properties fo:font-style="italic" fo:font-weight="bold" officeooo:rsid="00ba25ef" officeooo:paragraph-rsid="00ba25ef" style:font-style-asian="italic" style:font-weight-asian="bold" style:font-style-complex="italic" style:font-weight-complex="bold"/>
    </style:style>
    <style:style style:name="P132" style:family="paragraph" style:parent-style-name="Standard">
      <style:text-properties fo:font-style="italic" fo:font-weight="bold" officeooo:rsid="00c9f982" officeooo:paragraph-rsid="00c9f982" style:font-style-asian="italic" style:font-weight-asian="bold" style:font-style-complex="italic" style:font-weight-complex="bold"/>
    </style:style>
    <style:style style:name="P133" style:family="paragraph" style:parent-style-name="Standard">
      <style:paragraph-properties fo:text-align="center" style:justify-single-word="false"/>
      <style:text-properties fo:font-weight="bold" officeooo:rsid="0019df98" officeooo:paragraph-rsid="0019df98" style:font-weight-asian="bold" style:font-weight-complex="bold"/>
    </style:style>
    <style:style style:name="P134" style:family="paragraph" style:parent-style-name="Standard">
      <style:text-properties fo:font-size="18pt" fo:font-style="italic" fo:font-weight="bold" officeooo:rsid="008f3ba8" officeooo:paragraph-rsid="008f3ba8" style:font-size-asian="18pt" style:font-style-asian="italic" style:font-weight-asian="bold" style:font-size-complex="18pt" style:font-style-complex="italic" style:font-weight-complex="bold"/>
    </style:style>
    <style:style style:name="P135" style:family="paragraph" style:parent-style-name="Standard">
      <style:text-properties fo:font-size="14pt" fo:font-weight="bold" officeooo:rsid="0019df98" officeooo:paragraph-rsid="0019df98" style:font-size-asian="14pt" style:font-weight-asian="bold" style:font-size-complex="14pt" style:font-weight-complex="bold"/>
    </style:style>
    <style:style style:name="P136" style:family="paragraph" style:parent-style-name="Standard">
      <style:paragraph-properties fo:text-align="center" style:justify-single-word="false"/>
      <style:text-properties fo:font-size="22pt" fo:font-weight="bold" officeooo:rsid="0019df98" officeooo:paragraph-rsid="0019df98" style:font-size-asian="22pt" style:font-weight-asian="bold" style:font-size-complex="2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b24de" style:font-weight-asian="normal" style:font-weight-complex="normal"/>
    </style:style>
    <style:style style:name="T3" style:family="text">
      <style:text-properties fo:font-weight="normal" officeooo:rsid="001c60ec" style:font-weight-asian="normal" style:font-weight-complex="normal"/>
    </style:style>
    <style:style style:name="T4" style:family="text">
      <style:text-properties fo:font-weight="normal" officeooo:rsid="001dab4f" style:font-weight-asian="normal" style:font-weight-complex="normal"/>
    </style:style>
    <style:style style:name="T5" style:family="text">
      <style:text-properties fo:font-weight="normal" officeooo:rsid="001deffd" style:font-weight-asian="normal" style:font-weight-complex="normal"/>
    </style:style>
    <style:style style:name="T6" style:family="text">
      <style:text-properties fo:font-weight="normal" officeooo:rsid="002080db" style:font-weight-asian="normal" style:font-weight-complex="normal"/>
    </style:style>
    <style:style style:name="T7" style:family="text">
      <style:text-properties fo:font-weight="normal" officeooo:rsid="00213050" style:font-weight-asian="normal" style:font-weight-complex="normal"/>
    </style:style>
    <style:style style:name="T8" style:family="text">
      <style:text-properties fo:font-weight="normal" officeooo:rsid="0021fb83" style:font-weight-asian="normal" style:font-weight-complex="normal"/>
    </style:style>
    <style:style style:name="T9" style:family="text">
      <style:text-properties fo:font-weight="normal" officeooo:rsid="0022790e" style:font-weight-asian="normal" style:font-weight-complex="normal"/>
    </style:style>
    <style:style style:name="T10" style:family="text">
      <style:text-properties fo:font-weight="normal" officeooo:rsid="0023a3d2" style:font-weight-asian="normal" style:font-weight-complex="normal"/>
    </style:style>
    <style:style style:name="T11" style:family="text">
      <style:text-properties fo:font-weight="normal" officeooo:rsid="002583a1" style:font-weight-asian="normal" style:font-weight-complex="normal"/>
    </style:style>
    <style:style style:name="T12" style:family="text">
      <style:text-properties fo:font-weight="normal" officeooo:rsid="0026ccdf" style:font-weight-asian="normal" style:font-weight-complex="normal"/>
    </style:style>
    <style:style style:name="T13" style:family="text">
      <style:text-properties fo:font-weight="normal" officeooo:rsid="0032d446" style:font-weight-asian="normal" style:font-weight-complex="normal"/>
    </style:style>
    <style:style style:name="T14" style:family="text">
      <style:text-properties fo:font-weight="normal" officeooo:rsid="0033b83e" style:font-weight-asian="normal" style:font-weight-complex="normal"/>
    </style:style>
    <style:style style:name="T15" style:family="text">
      <style:text-properties fo:font-weight="normal" officeooo:rsid="003505c8" style:font-weight-asian="normal" style:font-weight-complex="normal"/>
    </style:style>
    <style:style style:name="T16" style:family="text">
      <style:text-properties fo:font-weight="normal" officeooo:rsid="0035150d" style:font-weight-asian="normal" style:font-weight-complex="normal"/>
    </style:style>
    <style:style style:name="T17" style:family="text">
      <style:text-properties fo:font-weight="normal" officeooo:rsid="00352c94" style:font-weight-asian="normal" style:font-weight-complex="normal"/>
    </style:style>
    <style:style style:name="T18" style:family="text">
      <style:text-properties fo:font-weight="normal" officeooo:rsid="003daa0a" style:font-weight-asian="normal" style:font-weight-complex="normal"/>
    </style:style>
    <style:style style:name="T19" style:family="text">
      <style:text-properties fo:font-weight="normal" officeooo:rsid="003f2d05" style:font-weight-asian="normal" style:font-weight-complex="normal"/>
    </style:style>
    <style:style style:name="T20" style:family="text">
      <style:text-properties fo:font-weight="normal" officeooo:rsid="004083f5" style:font-weight-asian="normal" style:font-weight-complex="normal"/>
    </style:style>
    <style:style style:name="T21" style:family="text">
      <style:text-properties fo:font-weight="normal" officeooo:rsid="00408470" style:font-weight-asian="normal" style:font-weight-complex="normal"/>
    </style:style>
    <style:style style:name="T22" style:family="text">
      <style:text-properties fo:font-weight="normal" officeooo:rsid="0040e09a" style:font-weight-asian="normal" style:font-weight-complex="normal"/>
    </style:style>
    <style:style style:name="T23" style:family="text">
      <style:text-properties fo:font-weight="normal" officeooo:rsid="00419905" style:font-weight-asian="normal" style:font-weight-complex="normal"/>
    </style:style>
    <style:style style:name="T24" style:family="text">
      <style:text-properties fo:font-weight="normal" officeooo:rsid="004256fa" style:font-weight-asian="normal" style:font-weight-complex="normal"/>
    </style:style>
    <style:style style:name="T25" style:family="text">
      <style:text-properties fo:font-weight="normal" officeooo:rsid="004397ed" style:font-weight-asian="normal" style:font-weight-complex="normal"/>
    </style:style>
    <style:style style:name="T26" style:family="text">
      <style:text-properties fo:font-weight="normal" officeooo:rsid="004489ca" style:font-weight-asian="normal" style:font-weight-complex="normal"/>
    </style:style>
    <style:style style:name="T27" style:family="text">
      <style:text-properties fo:font-weight="normal" officeooo:rsid="0046ca44" style:font-weight-asian="normal" style:font-weight-complex="normal"/>
    </style:style>
    <style:style style:name="T28" style:family="text">
      <style:text-properties fo:font-weight="normal" officeooo:rsid="0048541c" style:font-weight-asian="normal" style:font-weight-complex="normal"/>
    </style:style>
    <style:style style:name="T29" style:family="text">
      <style:text-properties fo:font-weight="normal" officeooo:rsid="0048c359" style:font-weight-asian="normal" style:font-weight-complex="normal"/>
    </style:style>
    <style:style style:name="T30" style:family="text">
      <style:text-properties fo:font-weight="normal" officeooo:rsid="004a35d3" style:font-weight-asian="normal" style:font-weight-complex="normal"/>
    </style:style>
    <style:style style:name="T31" style:family="text">
      <style:text-properties fo:font-weight="normal" officeooo:rsid="004beac7" style:font-weight-asian="normal" style:font-weight-complex="normal"/>
    </style:style>
    <style:style style:name="T32" style:family="text">
      <style:text-properties fo:font-weight="normal" officeooo:rsid="004c7c8e" style:font-weight-asian="normal" style:font-weight-complex="normal"/>
    </style:style>
    <style:style style:name="T33" style:family="text">
      <style:text-properties fo:font-weight="normal" officeooo:rsid="004cf9b1" style:font-weight-asian="normal" style:font-weight-complex="normal"/>
    </style:style>
    <style:style style:name="T34" style:family="text">
      <style:text-properties fo:font-weight="normal" officeooo:rsid="004e5339" style:font-weight-asian="normal" style:font-weight-complex="normal"/>
    </style:style>
    <style:style style:name="T35" style:family="text">
      <style:text-properties fo:font-weight="normal" officeooo:rsid="005179a3" style:font-weight-asian="normal" style:font-weight-complex="normal"/>
    </style:style>
    <style:style style:name="T36" style:family="text">
      <style:text-properties fo:font-weight="normal" officeooo:rsid="0051cdac" style:font-weight-asian="normal" style:font-weight-complex="normal"/>
    </style:style>
    <style:style style:name="T37" style:family="text">
      <style:text-properties fo:font-weight="normal" officeooo:rsid="0055526f" style:font-weight-asian="normal" style:font-weight-complex="normal"/>
    </style:style>
    <style:style style:name="T38" style:family="text">
      <style:text-properties fo:font-weight="normal" officeooo:rsid="005576f4" style:font-weight-asian="normal" style:font-weight-complex="normal"/>
    </style:style>
    <style:style style:name="T39" style:family="text">
      <style:text-properties fo:font-weight="normal" officeooo:rsid="0055b249" style:font-weight-asian="normal" style:font-weight-complex="normal"/>
    </style:style>
    <style:style style:name="T40" style:family="text">
      <style:text-properties fo:font-weight="normal" officeooo:rsid="005cd01f" style:font-weight-asian="normal" style:font-weight-complex="normal"/>
    </style:style>
    <style:style style:name="T41" style:family="text">
      <style:text-properties fo:font-weight="normal" officeooo:rsid="0064a43d" style:font-weight-asian="normal" style:font-weight-complex="normal"/>
    </style:style>
    <style:style style:name="T42" style:family="text">
      <style:text-properties fo:font-weight="normal" officeooo:rsid="006d6cab" style:font-weight-asian="normal" style:font-weight-complex="normal"/>
    </style:style>
    <style:style style:name="T43" style:family="text">
      <style:text-properties fo:font-weight="normal" officeooo:rsid="007735a6" style:font-weight-asian="normal" style:font-weight-complex="normal"/>
    </style:style>
    <style:style style:name="T44" style:family="text">
      <style:text-properties fo:font-weight="normal" officeooo:rsid="007829ae" style:font-weight-asian="normal" style:font-weight-complex="normal"/>
    </style:style>
    <style:style style:name="T45" style:family="text">
      <style:text-properties fo:font-weight="normal" officeooo:rsid="0079a7d6" style:font-weight-asian="normal" style:font-weight-complex="normal"/>
    </style:style>
    <style:style style:name="T46" style:family="text">
      <style:text-properties fo:font-weight="normal" officeooo:rsid="007d5122" style:font-weight-asian="normal" style:font-weight-complex="normal"/>
    </style:style>
    <style:style style:name="T47" style:family="text">
      <style:text-properties fo:font-weight="normal" officeooo:rsid="007e28c6" style:font-weight-asian="normal" style:font-weight-complex="normal"/>
    </style:style>
    <style:style style:name="T48" style:family="text">
      <style:text-properties fo:font-weight="normal" officeooo:rsid="007f3309" style:font-weight-asian="normal" style:font-weight-complex="normal"/>
    </style:style>
    <style:style style:name="T49" style:family="text">
      <style:text-properties fo:font-weight="normal" officeooo:rsid="007f9924" style:font-weight-asian="normal" style:font-weight-complex="normal"/>
    </style:style>
    <style:style style:name="T50" style:family="text">
      <style:text-properties fo:font-weight="normal" officeooo:rsid="00816305" style:font-weight-asian="normal" style:font-weight-complex="normal"/>
    </style:style>
    <style:style style:name="T51" style:family="text">
      <style:text-properties fo:font-weight="normal" officeooo:rsid="0081ef21" style:font-weight-asian="normal" style:font-weight-complex="normal"/>
    </style:style>
    <style:style style:name="T52" style:family="text">
      <style:text-properties fo:font-weight="normal" officeooo:rsid="008579b5" style:font-weight-asian="normal" style:font-weight-complex="normal"/>
    </style:style>
    <style:style style:name="T53" style:family="text">
      <style:text-properties fo:font-weight="normal" officeooo:rsid="00b0d042" style:font-weight-asian="normal" style:font-weight-complex="normal"/>
    </style:style>
    <style:style style:name="T54" style:family="text">
      <style:text-properties fo:font-weight="normal" officeooo:rsid="00b3c452" style:font-weight-asian="normal" style:font-weight-complex="normal"/>
    </style:style>
    <style:style style:name="T55" style:family="text">
      <style:text-properties fo:font-weight="normal" officeooo:rsid="00b669f5" style:font-weight-asian="normal" style:font-weight-complex="normal"/>
    </style:style>
    <style:style style:name="T56" style:family="text">
      <style:text-properties fo:font-weight="normal" officeooo:rsid="00bc534b" style:font-weight-asian="normal" style:font-weight-complex="normal"/>
    </style:style>
    <style:style style:name="T57" style:family="text">
      <style:text-properties fo:font-weight="normal" officeooo:rsid="00c16218" style:font-weight-asian="normal" style:font-weight-complex="normal"/>
    </style:style>
    <style:style style:name="T58" style:family="text">
      <style:text-properties officeooo:rsid="001f0c4f"/>
    </style:style>
    <style:style style:name="T59" style:family="text">
      <style:text-properties fo:font-style="italic" fo:font-weight="normal" officeooo:rsid="0026ccdf" style:font-style-asian="italic" style:font-weight-asian="normal" style:font-style-complex="italic" style:font-weight-complex="normal"/>
    </style:style>
    <style:style style:name="T60" style:family="text">
      <style:text-properties fo:font-style="italic" fo:font-weight="normal" officeooo:rsid="004083f5" style:font-style-asian="italic" style:font-weight-asian="normal" style:font-style-complex="italic" style:font-weight-complex="normal"/>
    </style:style>
    <style:style style:name="T61" style:family="text">
      <style:text-properties fo:font-style="italic" fo:font-weight="normal" officeooo:rsid="00408470" style:font-style-asian="italic" style:font-weight-asian="normal" style:font-style-complex="italic" style:font-weight-complex="normal"/>
    </style:style>
    <style:style style:name="T62" style:family="text">
      <style:text-properties fo:font-style="italic" fo:font-weight="normal" officeooo:rsid="004256fa" style:font-style-asian="italic" style:font-weight-asian="normal" style:font-style-complex="italic" style:font-weight-complex="normal"/>
    </style:style>
    <style:style style:name="T63" style:family="text">
      <style:text-properties fo:font-style="italic" fo:font-weight="normal" officeooo:rsid="0046ca44"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02704f6" style:font-style-asian="normal" style:font-style-complex="normal"/>
    </style:style>
    <style:style style:name="T66" style:family="text">
      <style:text-properties fo:font-style="normal" officeooo:rsid="0029ffc2" style:font-style-asian="normal" style:font-style-complex="normal"/>
    </style:style>
    <style:style style:name="T67" style:family="text">
      <style:text-properties fo:font-style="normal" officeooo:rsid="00296323" style:font-style-asian="normal" style:font-style-complex="normal"/>
    </style:style>
    <style:style style:name="T68" style:family="text">
      <style:text-properties fo:font-style="normal" officeooo:rsid="002f86ce" style:font-style-asian="normal" style:font-style-complex="normal"/>
    </style:style>
    <style:style style:name="T69" style:family="text">
      <style:text-properties fo:font-style="normal" officeooo:rsid="0037c28e" style:font-style-asian="normal" style:font-style-complex="normal"/>
    </style:style>
    <style:style style:name="T70" style:family="text">
      <style:text-properties fo:font-style="normal" officeooo:rsid="003ae4e0" style:font-style-asian="normal" style:font-style-complex="normal"/>
    </style:style>
    <style:style style:name="T71" style:family="text">
      <style:text-properties fo:font-style="normal" officeooo:rsid="005ba842" style:font-style-asian="normal" style:font-style-complex="normal"/>
    </style:style>
    <style:style style:name="T72" style:family="text">
      <style:text-properties fo:font-style="normal" officeooo:rsid="005d1875" style:font-style-asian="normal" style:font-style-complex="normal"/>
    </style:style>
    <style:style style:name="T73" style:family="text">
      <style:text-properties fo:font-style="normal" officeooo:rsid="00615f85" style:font-style-asian="normal" style:font-style-complex="normal"/>
    </style:style>
    <style:style style:name="T74" style:family="text">
      <style:text-properties fo:font-style="normal" officeooo:rsid="006d948f" style:font-style-asian="normal" style:font-style-complex="normal"/>
    </style:style>
    <style:style style:name="T75" style:family="text">
      <style:text-properties fo:font-style="normal" officeooo:rsid="006e471b" style:font-style-asian="normal" style:font-style-complex="normal"/>
    </style:style>
    <style:style style:name="T76" style:family="text">
      <style:text-properties fo:font-style="normal" officeooo:rsid="006eb446" style:font-style-asian="normal" style:font-style-complex="normal"/>
    </style:style>
    <style:style style:name="T77" style:family="text">
      <style:text-properties fo:font-style="normal" officeooo:rsid="008302ff" style:font-style-asian="normal" style:font-style-complex="normal"/>
    </style:style>
    <style:style style:name="T78" style:family="text">
      <style:text-properties fo:font-style="normal" officeooo:rsid="008634bd" style:font-style-asian="normal" style:font-style-complex="normal"/>
    </style:style>
    <style:style style:name="T79" style:family="text">
      <style:text-properties fo:font-style="normal" officeooo:rsid="008b6cc4" style:font-style-asian="normal" style:font-style-complex="normal"/>
    </style:style>
    <style:style style:name="T80" style:family="text">
      <style:text-properties fo:font-style="normal" officeooo:rsid="009179d8" style:font-style-asian="normal" style:font-style-complex="normal"/>
    </style:style>
    <style:style style:name="T81" style:family="text">
      <style:text-properties fo:font-style="normal" officeooo:rsid="0094080b" style:font-style-asian="normal" style:font-style-complex="normal"/>
    </style:style>
    <style:style style:name="T82" style:family="text">
      <style:text-properties fo:font-style="normal" officeooo:rsid="00980dba" style:font-style-asian="normal" style:font-style-complex="normal"/>
    </style:style>
    <style:style style:name="T83" style:family="text">
      <style:text-properties fo:font-style="normal" officeooo:rsid="00a9011b" style:font-style-asian="normal" style:font-style-complex="normal"/>
    </style:style>
    <style:style style:name="T84" style:family="text">
      <style:text-properties fo:font-style="normal" officeooo:rsid="00aa7cbf" style:font-style-asian="normal" style:font-style-complex="normal"/>
    </style:style>
    <style:style style:name="T85" style:family="text">
      <style:text-properties fo:font-style="normal" officeooo:rsid="00ba0533" style:font-style-asian="normal" style:font-style-complex="normal"/>
    </style:style>
    <style:style style:name="T86" style:family="text">
      <style:text-properties fo:font-style="normal" officeooo:rsid="00bffbdd" style:font-style-asian="normal" style:font-style-complex="normal"/>
    </style:style>
    <style:style style:name="T87" style:family="text">
      <style:text-properties fo:font-style="normal" officeooo:rsid="00c9bbf1"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26ccdf" style:font-style-asian="normal" style:font-weight-asian="normal" style:font-style-complex="normal" style:font-weight-complex="normal"/>
    </style:style>
    <style:style style:name="T90" style:family="text">
      <style:text-properties fo:font-style="normal" fo:font-weight="normal" officeooo:rsid="002704f6" style:font-style-asian="normal" style:font-weight-asian="normal" style:font-style-complex="normal" style:font-weight-complex="normal"/>
    </style:style>
    <style:style style:name="T91" style:family="text">
      <style:text-properties fo:font-style="normal" fo:font-weight="normal" officeooo:rsid="00296323" style:font-style-asian="normal" style:font-weight-asian="normal" style:font-style-complex="normal" style:font-weight-complex="normal"/>
    </style:style>
    <style:style style:name="T92" style:family="text">
      <style:text-properties fo:font-style="normal" fo:font-weight="normal" officeooo:rsid="002b3e91" style:font-style-asian="normal" style:font-weight-asian="normal" style:font-style-complex="normal" style:font-weight-complex="normal"/>
    </style:style>
    <style:style style:name="T93" style:family="text">
      <style:text-properties fo:font-style="normal" fo:font-weight="normal" officeooo:rsid="002c9053" style:font-style-asian="normal" style:font-weight-asian="normal" style:font-style-complex="normal" style:font-weight-complex="normal"/>
    </style:style>
    <style:style style:name="T94" style:family="text">
      <style:text-properties fo:font-style="normal" fo:font-weight="normal" officeooo:rsid="002d2440" style:font-style-asian="normal" style:font-weight-asian="normal" style:font-style-complex="normal" style:font-weight-complex="normal"/>
    </style:style>
    <style:style style:name="T95" style:family="text">
      <style:text-properties fo:font-style="normal" fo:font-weight="normal" officeooo:rsid="002f86ce" style:font-style-asian="normal" style:font-weight-asian="normal" style:font-style-complex="normal" style:font-weight-complex="normal"/>
    </style:style>
    <style:style style:name="T96" style:family="text">
      <style:text-properties fo:font-style="normal" fo:font-weight="normal" officeooo:rsid="003085e8" style:font-style-asian="normal" style:font-weight-asian="normal" style:font-style-complex="normal" style:font-weight-complex="normal"/>
    </style:style>
    <style:style style:name="T97" style:family="text">
      <style:text-properties fo:font-style="normal" fo:font-weight="normal" officeooo:rsid="00316443" style:font-style-asian="normal" style:font-weight-asian="normal" style:font-style-complex="normal" style:font-weight-complex="normal"/>
    </style:style>
    <style:style style:name="T98" style:family="text">
      <style:text-properties fo:font-style="normal" fo:font-weight="normal" officeooo:rsid="0031884b" style:font-style-asian="normal" style:font-weight-asian="normal" style:font-style-complex="normal" style:font-weight-complex="normal"/>
    </style:style>
    <style:style style:name="T99" style:family="text">
      <style:text-properties fo:font-style="normal" fo:font-weight="normal" officeooo:rsid="0032b35a" style:font-style-asian="normal" style:font-weight-asian="normal" style:font-style-complex="normal" style:font-weight-complex="normal"/>
    </style:style>
    <style:style style:name="T100" style:family="text">
      <style:text-properties fo:font-style="normal" fo:font-weight="normal" officeooo:rsid="0032d446" style:font-style-asian="normal" style:font-weight-asian="normal" style:font-style-complex="normal" style:font-weight-complex="normal"/>
    </style:style>
    <style:style style:name="T101" style:family="text">
      <style:text-properties fo:font-style="normal" fo:font-weight="normal" officeooo:rsid="0033b83e" style:font-style-asian="normal" style:font-weight-asian="normal" style:font-style-complex="normal" style:font-weight-complex="normal"/>
    </style:style>
    <style:style style:name="T102" style:family="text">
      <style:text-properties fo:font-style="normal" fo:font-weight="normal" officeooo:rsid="00352c94" style:font-style-asian="normal" style:font-weight-asian="normal" style:font-style-complex="normal" style:font-weight-complex="normal"/>
    </style:style>
    <style:style style:name="T103" style:family="text">
      <style:text-properties fo:font-style="normal" fo:font-weight="normal" officeooo:rsid="0036cf59" style:font-style-asian="normal" style:font-weight-asian="normal" style:font-style-complex="normal" style:font-weight-complex="normal"/>
    </style:style>
    <style:style style:name="T104" style:family="text">
      <style:text-properties fo:font-style="normal" fo:font-weight="normal" officeooo:rsid="00483be7" style:font-style-asian="normal" style:font-weight-asian="normal" style:font-style-complex="normal" style:font-weight-complex="normal"/>
    </style:style>
    <style:style style:name="T105" style:family="text">
      <style:text-properties fo:font-style="normal" fo:font-weight="normal" officeooo:rsid="004cf9b1" style:font-style-asian="normal" style:font-weight-asian="normal" style:font-style-complex="normal" style:font-weight-complex="normal"/>
    </style:style>
    <style:style style:name="T106" style:family="text">
      <style:text-properties fo:font-style="normal" fo:font-weight="normal" officeooo:rsid="0055b249" style:font-style-asian="normal" style:font-weight-asian="normal" style:font-style-complex="normal" style:font-weight-complex="normal"/>
    </style:style>
    <style:style style:name="T107" style:family="text">
      <style:text-properties fo:font-style="normal" fo:font-weight="normal" officeooo:rsid="0057ae16" style:font-style-asian="normal" style:font-weight-asian="normal" style:font-style-complex="normal" style:font-weight-complex="normal"/>
    </style:style>
    <style:style style:name="T108" style:family="text">
      <style:text-properties fo:font-style="normal" fo:font-weight="normal" officeooo:rsid="00593771" style:font-style-asian="normal" style:font-weight-asian="normal" style:font-style-complex="normal" style:font-weight-complex="normal"/>
    </style:style>
    <style:style style:name="T109" style:family="text">
      <style:text-properties fo:font-style="normal" fo:font-weight="normal" officeooo:rsid="005b1dea" style:font-style-asian="normal" style:font-weight-asian="normal" style:font-style-complex="normal" style:font-weight-complex="normal"/>
    </style:style>
    <style:style style:name="T110" style:family="text">
      <style:text-properties fo:font-style="normal" fo:font-weight="normal" officeooo:rsid="005ba842" style:font-style-asian="normal" style:font-weight-asian="normal" style:font-style-complex="normal" style:font-weight-complex="normal"/>
    </style:style>
    <style:style style:name="T111" style:family="text">
      <style:text-properties fo:font-style="normal" fo:font-weight="normal" officeooo:rsid="005cd01f" style:font-style-asian="normal" style:font-weight-asian="normal" style:font-style-complex="normal" style:font-weight-complex="normal"/>
    </style:style>
    <style:style style:name="T112" style:family="text">
      <style:text-properties fo:font-style="normal" fo:font-weight="normal" officeooo:rsid="005fad1b" style:font-style-asian="normal" style:font-weight-asian="normal" style:font-style-complex="normal" style:font-weight-complex="normal"/>
    </style:style>
    <style:style style:name="T113" style:family="text">
      <style:text-properties fo:font-style="normal" fo:font-weight="normal" officeooo:rsid="0060b7d7" style:font-style-asian="normal" style:font-weight-asian="normal" style:font-style-complex="normal" style:font-weight-complex="normal"/>
    </style:style>
    <style:style style:name="T114" style:family="text">
      <style:text-properties fo:font-style="normal" fo:font-weight="normal" officeooo:rsid="00615f85" style:font-style-asian="normal" style:font-weight-asian="normal" style:font-style-complex="normal" style:font-weight-complex="normal"/>
    </style:style>
    <style:style style:name="T115" style:family="text">
      <style:text-properties fo:font-style="normal" fo:font-weight="normal" officeooo:rsid="006333ab" style:font-style-asian="normal" style:font-weight-asian="normal" style:font-style-complex="normal" style:font-weight-complex="normal"/>
    </style:style>
    <style:style style:name="T116" style:family="text">
      <style:text-properties fo:font-style="normal" fo:font-weight="normal" officeooo:rsid="00648f84" style:font-style-asian="normal" style:font-weight-asian="normal" style:font-style-complex="normal" style:font-weight-complex="normal"/>
    </style:style>
    <style:style style:name="T117" style:family="text">
      <style:text-properties fo:font-style="normal" fo:font-weight="normal" officeooo:rsid="0064a43d" style:font-style-asian="normal" style:font-weight-asian="normal" style:font-style-complex="normal" style:font-weight-complex="normal"/>
    </style:style>
    <style:style style:name="T118" style:family="text">
      <style:text-properties fo:font-style="normal" fo:font-weight="normal" officeooo:rsid="0065985d" style:font-style-asian="normal" style:font-weight-asian="normal" style:font-style-complex="normal" style:font-weight-complex="normal"/>
    </style:style>
    <style:style style:name="T119" style:family="text">
      <style:text-properties fo:font-style="normal" fo:font-weight="normal" officeooo:rsid="006a441a" style:font-style-asian="normal" style:font-weight-asian="normal" style:font-style-complex="normal" style:font-weight-complex="normal"/>
    </style:style>
    <style:style style:name="T120" style:family="text">
      <style:text-properties fo:font-style="normal" fo:font-weight="normal" officeooo:rsid="006bbbcb" style:font-style-asian="normal" style:font-weight-asian="normal" style:font-style-complex="normal" style:font-weight-complex="normal"/>
    </style:style>
    <style:style style:name="T121" style:family="text">
      <style:text-properties fo:font-style="normal" fo:font-weight="normal" officeooo:rsid="006d6cab" style:font-style-asian="normal" style:font-weight-asian="normal" style:font-style-complex="normal" style:font-weight-complex="normal"/>
    </style:style>
    <style:style style:name="T122" style:family="text">
      <style:text-properties fo:font-style="normal" fo:font-weight="normal" officeooo:rsid="006d948f" style:font-style-asian="normal" style:font-weight-asian="normal" style:font-style-complex="normal" style:font-weight-complex="normal"/>
    </style:style>
    <style:style style:name="T123" style:family="text">
      <style:text-properties fo:font-style="normal" fo:font-weight="normal" officeooo:rsid="008302ff" style:font-style-asian="normal" style:font-weight-asian="normal" style:font-style-complex="normal" style:font-weight-complex="normal"/>
    </style:style>
    <style:style style:name="T124" style:family="text">
      <style:text-properties fo:font-style="normal" fo:font-weight="normal" officeooo:rsid="008579b5" style:font-style-asian="normal" style:font-weight-asian="normal" style:font-style-complex="normal" style:font-weight-complex="normal"/>
    </style:style>
    <style:style style:name="T125" style:family="text">
      <style:text-properties fo:font-style="normal" fo:font-weight="normal" officeooo:rsid="008634bd" style:font-style-asian="normal" style:font-weight-asian="normal" style:font-style-complex="normal" style:font-weight-complex="normal"/>
    </style:style>
    <style:style style:name="T126" style:family="text">
      <style:text-properties fo:font-style="normal" fo:font-weight="normal" officeooo:rsid="0087eddc" style:font-style-asian="normal" style:font-weight-asian="normal" style:font-style-complex="normal" style:font-weight-complex="normal"/>
    </style:style>
    <style:style style:name="T127" style:family="text">
      <style:text-properties fo:font-style="normal" fo:font-weight="normal" officeooo:rsid="00881891" style:font-style-asian="normal" style:font-weight-asian="normal" style:font-style-complex="normal" style:font-weight-complex="normal"/>
    </style:style>
    <style:style style:name="T128" style:family="text">
      <style:text-properties fo:font-style="normal" fo:font-weight="normal" officeooo:rsid="00883688" style:font-style-asian="normal" style:font-weight-asian="normal" style:font-style-complex="normal" style:font-weight-complex="normal"/>
    </style:style>
    <style:style style:name="T129" style:family="text">
      <style:text-properties fo:font-style="normal" fo:font-weight="normal" officeooo:rsid="008b6cc4" style:font-style-asian="normal" style:font-weight-asian="normal" style:font-style-complex="normal" style:font-weight-complex="normal"/>
    </style:style>
    <style:style style:name="T130" style:family="text">
      <style:text-properties fo:font-style="normal" fo:font-weight="normal" officeooo:rsid="009179d8" style:font-style-asian="normal" style:font-weight-asian="normal" style:font-style-complex="normal" style:font-weight-complex="normal"/>
    </style:style>
    <style:style style:name="T131" style:family="text">
      <style:text-properties fo:font-style="normal" fo:font-weight="normal" officeooo:rsid="00927527" style:font-style-asian="normal" style:font-weight-asian="normal" style:font-style-complex="normal" style:font-weight-complex="normal"/>
    </style:style>
    <style:style style:name="T132" style:family="text">
      <style:text-properties fo:font-style="normal" fo:font-weight="normal" officeooo:rsid="00930930" style:font-style-asian="normal" style:font-weight-asian="normal" style:font-style-complex="normal" style:font-weight-complex="normal"/>
    </style:style>
    <style:style style:name="T133" style:family="text">
      <style:text-properties fo:font-style="normal" fo:font-weight="normal" officeooo:rsid="0094080b" style:font-style-asian="normal" style:font-weight-asian="normal" style:font-style-complex="normal" style:font-weight-complex="normal"/>
    </style:style>
    <style:style style:name="T134" style:family="text">
      <style:text-properties fo:font-style="normal" fo:font-weight="normal" officeooo:rsid="00968d9e" style:font-style-asian="normal" style:font-weight-asian="normal" style:font-style-complex="normal" style:font-weight-complex="normal"/>
    </style:style>
    <style:style style:name="T135" style:family="text">
      <style:text-properties fo:font-style="normal" fo:font-weight="normal" officeooo:rsid="0096f5ac" style:font-style-asian="normal" style:font-weight-asian="normal" style:font-style-complex="normal" style:font-weight-complex="normal"/>
    </style:style>
    <style:style style:name="T136" style:family="text">
      <style:text-properties fo:font-style="normal" fo:font-weight="normal" officeooo:rsid="0097c994" style:font-style-asian="normal" style:font-weight-asian="normal" style:font-style-complex="normal" style:font-weight-complex="normal"/>
    </style:style>
    <style:style style:name="T137" style:family="text">
      <style:text-properties fo:font-style="normal" fo:font-weight="normal" officeooo:rsid="00980dba" style:font-style-asian="normal" style:font-weight-asian="normal" style:font-style-complex="normal" style:font-weight-complex="normal"/>
    </style:style>
    <style:style style:name="T138" style:family="text">
      <style:text-properties fo:font-style="normal" fo:font-weight="normal" officeooo:rsid="009d0722" style:font-style-asian="normal" style:font-weight-asian="normal" style:font-style-complex="normal" style:font-weight-complex="normal"/>
    </style:style>
    <style:style style:name="T139" style:family="text">
      <style:text-properties fo:font-style="normal" fo:font-weight="normal" officeooo:rsid="009db121" style:font-style-asian="normal" style:font-weight-asian="normal" style:font-style-complex="normal" style:font-weight-complex="normal"/>
    </style:style>
    <style:style style:name="T140" style:family="text">
      <style:text-properties fo:font-style="normal" fo:font-weight="normal" officeooo:rsid="009fa23b" style:font-style-asian="normal" style:font-weight-asian="normal" style:font-style-complex="normal" style:font-weight-complex="normal"/>
    </style:style>
    <style:style style:name="T141" style:family="text">
      <style:text-properties fo:font-style="normal" fo:font-weight="normal" officeooo:rsid="009fe558" style:font-style-asian="normal" style:font-weight-asian="normal" style:font-style-complex="normal" style:font-weight-complex="normal"/>
    </style:style>
    <style:style style:name="T142" style:family="text">
      <style:text-properties fo:font-style="normal" fo:font-weight="normal" officeooo:rsid="00a07dbb" style:font-style-asian="normal" style:font-weight-asian="normal" style:font-style-complex="normal" style:font-weight-complex="normal"/>
    </style:style>
    <style:style style:name="T143" style:family="text">
      <style:text-properties fo:font-style="normal" fo:font-weight="normal" officeooo:rsid="00a0ac5c" style:font-style-asian="normal" style:font-weight-asian="normal" style:font-style-complex="normal" style:font-weight-complex="normal"/>
    </style:style>
    <style:style style:name="T144" style:family="text">
      <style:text-properties fo:font-style="normal" fo:font-weight="normal" officeooo:rsid="00a2aaf7" style:font-style-asian="normal" style:font-weight-asian="normal" style:font-style-complex="normal" style:font-weight-complex="normal"/>
    </style:style>
    <style:style style:name="T145" style:family="text">
      <style:text-properties fo:font-style="normal" fo:font-weight="normal" officeooo:rsid="00a3b72b" style:font-style-asian="normal" style:font-weight-asian="normal" style:font-style-complex="normal" style:font-weight-complex="normal"/>
    </style:style>
    <style:style style:name="T146" style:family="text">
      <style:text-properties fo:font-style="normal" fo:font-weight="normal" officeooo:rsid="00a4ba9c" style:font-style-asian="normal" style:font-weight-asian="normal" style:font-style-complex="normal" style:font-weight-complex="normal"/>
    </style:style>
    <style:style style:name="T147" style:family="text">
      <style:text-properties fo:font-style="normal" fo:font-weight="normal" officeooo:rsid="00a4d9f2" style:font-style-asian="normal" style:font-weight-asian="normal" style:font-style-complex="normal" style:font-weight-complex="normal"/>
    </style:style>
    <style:style style:name="T148" style:family="text">
      <style:text-properties fo:font-style="normal" fo:font-weight="normal" officeooo:rsid="00a61322" style:font-style-asian="normal" style:font-weight-asian="normal" style:font-style-complex="normal" style:font-weight-complex="normal"/>
    </style:style>
    <style:style style:name="T149" style:family="text">
      <style:text-properties fo:font-style="normal" fo:font-weight="normal" officeooo:rsid="00a764af" style:font-style-asian="normal" style:font-weight-asian="normal" style:font-style-complex="normal" style:font-weight-complex="normal"/>
    </style:style>
    <style:style style:name="T150" style:family="text">
      <style:text-properties fo:font-style="normal" fo:font-weight="normal" officeooo:rsid="00a8287e" style:font-style-asian="normal" style:font-weight-asian="normal" style:font-style-complex="normal" style:font-weight-complex="normal"/>
    </style:style>
    <style:style style:name="T151" style:family="text">
      <style:text-properties fo:font-style="normal" fo:font-weight="normal" officeooo:rsid="00a9011b" style:font-style-asian="normal" style:font-weight-asian="normal" style:font-style-complex="normal" style:font-weight-complex="normal"/>
    </style:style>
    <style:style style:name="T152" style:family="text">
      <style:text-properties fo:font-style="normal" fo:font-weight="normal" officeooo:rsid="00ab942f" style:font-style-asian="normal" style:font-weight-asian="normal" style:font-style-complex="normal" style:font-weight-complex="normal"/>
    </style:style>
    <style:style style:name="T153" style:family="text">
      <style:text-properties fo:font-style="normal" fo:font-weight="normal" officeooo:rsid="00ad7a60" style:font-style-asian="normal" style:font-weight-asian="normal" style:font-style-complex="normal" style:font-weight-complex="normal"/>
    </style:style>
    <style:style style:name="T154" style:family="text">
      <style:text-properties fo:font-style="normal" fo:font-weight="normal" officeooo:rsid="00afc586" style:font-style-asian="normal" style:font-weight-asian="normal" style:font-style-complex="normal" style:font-weight-complex="normal"/>
    </style:style>
    <style:style style:name="T155" style:family="text">
      <style:text-properties fo:font-style="normal" fo:font-weight="normal" officeooo:rsid="00affa46" style:font-style-asian="normal" style:font-weight-asian="normal" style:font-style-complex="normal" style:font-weight-complex="normal"/>
    </style:style>
    <style:style style:name="T156" style:family="text">
      <style:text-properties fo:font-style="normal" fo:font-weight="normal" officeooo:rsid="00b0d042" style:font-style-asian="normal" style:font-weight-asian="normal" style:font-style-complex="normal" style:font-weight-complex="normal"/>
    </style:style>
    <style:style style:name="T157" style:family="text">
      <style:text-properties fo:font-style="normal" fo:font-weight="normal" officeooo:rsid="00b174a7" style:font-style-asian="normal" style:font-weight-asian="normal" style:font-style-complex="normal" style:font-weight-complex="normal"/>
    </style:style>
    <style:style style:name="T158" style:family="text">
      <style:text-properties fo:font-style="normal" fo:font-weight="normal" officeooo:rsid="00b3c452" style:font-style-asian="normal" style:font-weight-asian="normal" style:font-style-complex="normal" style:font-weight-complex="normal"/>
    </style:style>
    <style:style style:name="T159" style:family="text">
      <style:text-properties fo:font-style="normal" fo:font-weight="normal" officeooo:rsid="00b451b2" style:font-style-asian="normal" style:font-weight-asian="normal" style:font-style-complex="normal" style:font-weight-complex="normal"/>
    </style:style>
    <style:style style:name="T160" style:family="text">
      <style:text-properties fo:font-style="normal" fo:font-weight="normal" officeooo:rsid="00b64c6a" style:font-style-asian="normal" style:font-weight-asian="normal" style:font-style-complex="normal" style:font-weight-complex="normal"/>
    </style:style>
    <style:style style:name="T161" style:family="text">
      <style:text-properties fo:font-style="normal" fo:font-weight="normal" officeooo:rsid="00b669f5" style:font-style-asian="normal" style:font-weight-asian="normal" style:font-style-complex="normal" style:font-weight-complex="normal"/>
    </style:style>
    <style:style style:name="T162" style:family="text">
      <style:text-properties fo:font-style="normal" fo:font-weight="normal" officeooo:rsid="00b79f3c" style:font-style-asian="normal" style:font-weight-asian="normal" style:font-style-complex="normal" style:font-weight-complex="normal"/>
    </style:style>
    <style:style style:name="T163" style:family="text">
      <style:text-properties fo:font-style="normal" fo:font-weight="normal" officeooo:rsid="00b7a20e" style:font-style-asian="normal" style:font-weight-asian="normal" style:font-style-complex="normal" style:font-weight-complex="normal"/>
    </style:style>
    <style:style style:name="T164" style:family="text">
      <style:text-properties fo:font-style="normal" fo:font-weight="normal" officeooo:rsid="00b954c8" style:font-style-asian="normal" style:font-weight-asian="normal" style:font-style-complex="normal" style:font-weight-complex="normal"/>
    </style:style>
    <style:style style:name="T165" style:family="text">
      <style:text-properties fo:font-style="normal" fo:font-weight="normal" officeooo:rsid="00ba0533" style:font-style-asian="normal" style:font-weight-asian="normal" style:font-style-complex="normal" style:font-weight-complex="normal"/>
    </style:style>
    <style:style style:name="T166" style:family="text">
      <style:text-properties fo:font-style="normal" fo:font-weight="normal" officeooo:rsid="00ba75a8" style:font-style-asian="normal" style:font-weight-asian="normal" style:font-style-complex="normal" style:font-weight-complex="normal"/>
    </style:style>
    <style:style style:name="T167" style:family="text">
      <style:text-properties fo:font-style="normal" fo:font-weight="normal" officeooo:rsid="00bc534b" style:font-style-asian="normal" style:font-weight-asian="normal" style:font-style-complex="normal" style:font-weight-complex="normal"/>
    </style:style>
    <style:style style:name="T168" style:family="text">
      <style:text-properties fo:font-style="normal" fo:font-weight="normal" officeooo:rsid="00be3435" style:font-style-asian="normal" style:font-weight-asian="normal" style:font-style-complex="normal" style:font-weight-complex="normal"/>
    </style:style>
    <style:style style:name="T169" style:family="text">
      <style:text-properties fo:font-style="normal" fo:font-weight="normal" officeooo:rsid="00bf253d" style:font-style-asian="normal" style:font-weight-asian="normal" style:font-style-complex="normal" style:font-weight-complex="normal"/>
    </style:style>
    <style:style style:name="T170" style:family="text">
      <style:text-properties fo:font-style="normal" fo:font-weight="normal" officeooo:rsid="00bffbdd" style:font-style-asian="normal" style:font-weight-asian="normal" style:font-style-complex="normal" style:font-weight-complex="normal"/>
    </style:style>
    <style:style style:name="T171" style:family="text">
      <style:text-properties fo:font-style="normal" fo:font-weight="normal" officeooo:rsid="00c16218" style:font-style-asian="normal" style:font-weight-asian="normal" style:font-style-complex="normal" style:font-weight-complex="normal"/>
    </style:style>
    <style:style style:name="T172" style:family="text">
      <style:text-properties fo:font-style="normal" fo:font-weight="normal" officeooo:rsid="00c224ff" style:font-style-asian="normal" style:font-weight-asian="normal" style:font-style-complex="normal" style:font-weight-complex="normal"/>
    </style:style>
    <style:style style:name="T173" style:family="text">
      <style:text-properties fo:font-style="normal" fo:font-weight="normal" officeooo:rsid="00c45828" style:font-style-asian="normal" style:font-weight-asian="normal" style:font-style-complex="normal" style:font-weight-complex="normal"/>
    </style:style>
    <style:style style:name="T174" style:family="text">
      <style:text-properties fo:font-style="normal" fo:font-weight="normal" officeooo:rsid="00c53c2c" style:font-style-asian="normal" style:font-weight-asian="normal" style:font-style-complex="normal" style:font-weight-complex="normal"/>
    </style:style>
    <style:style style:name="T175" style:family="text">
      <style:text-properties fo:font-style="normal" fo:font-weight="normal" officeooo:rsid="00c7f2ab" style:font-style-asian="normal" style:font-weight-asian="normal" style:font-style-complex="normal" style:font-weight-complex="normal"/>
    </style:style>
    <style:style style:name="T176" style:family="text">
      <style:text-properties fo:font-style="normal" fo:font-weight="normal" officeooo:rsid="00c9bbf1" style:font-style-asian="normal" style:font-weight-asian="normal" style:font-style-complex="normal" style:font-weight-complex="normal"/>
    </style:style>
    <style:style style:name="T177" style:family="text">
      <style:text-properties officeooo:rsid="00283c43"/>
    </style:style>
    <style:style style:name="T178" style:family="text">
      <style:text-properties officeooo:rsid="005381fd"/>
    </style:style>
    <style:style style:name="T179" style:family="text">
      <style:text-properties officeooo:rsid="007599f5"/>
    </style:style>
    <style:style style:name="T180" style:family="text">
      <style:text-properties officeooo:rsid="007829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Machine Learning A-Z</text:p>
      <text:p text:style-name="P133">https://www.udemy.com/machinelearning/learn/v4/t/quiz/284364</text:p>
      <text:p text:style-name="P1"/>
      <text:p text:style-name="P135">Data Preprocessing:</text:p>
      <text:p text:style-name="P1"><text:tab/><text:span text:style-name="T1">Preparing your data is NECESSARY for your data to work properly. There is no chance it will work. It’s the boring part before the trip, but when everything is well-prepared and you’re ready to go, the results will be amazing.</text:span></text:p>
      <text:p text:style-name="P1"><text:span text:style-name="T1"><text:tab/></text:span><text:span text:style-name="T2">This part is NOT FUN – instructor assures us, but it’s necessary to move forward.</text:span></text:p>
      <text:p text:style-name="P1"><text:span text:style-name="T2"><text:tab/></text:span><text:span text:style-name="T3">We will do this with both R and Python.</text:span></text:p>
      <text:p text:style-name="P40"/>
      <text:p text:style-name="P2">Getting the Datasets for the Course:</text:p>
      <text:p text:style-name="P2"><text:tab/><text:span text:style-name="T1">This course is MASSIVE – over 35 hours of content. All of the datasets are on their separate pagtes.</text:span></text:p>
      <text:p text:style-name="P41"/>
      <text:p text:style-name="P2"><text:span text:style-name="T1"><text:tab/></text:span><text:a xlink:type="simple" xlink:href="http://www.superdatascience.com/machine-learning/" text:style-name="Internet_20_link" text:visited-style-name="Visited_20_Internet_20_Link"><text:span text:style-name="T1">www.superdatascience.com/machine-learning/</text:span></text:a></text:p>
      <text:p text:style-name="P41"/>
      <text:p text:style-name="P41"><text:tab/></text:p>
      <text:p text:style-name="P41"><text:tab/>You’ll see all of the datasets per-lesson available for download. We’re going to start with the ones under part1, the datapreprocessing datasets as well as the template-folder!</text:p>
      <text:p text:style-name="P41"><text:tab/><text:tab/>→ a nice way to store the datasets</text:p>
      <text:p text:style-name="P41"/>
      <text:p text:style-name="P2"><text:span text:style-name="T1"><text:tab/></text:span><text:span text:style-name="T4">We’ll download both of these and I’m going to extract them into the git working area I’ve made for them.</text:span></text:p>
      <text:p text:style-name="P2"><text:span text:style-name="T4"><text:tab/></text:span><text:span text:style-name="T5">As we go through the course we’ll populate the folders with their datasets.</text:span></text:p>
      <text:p text:style-name="P2"><text:span text:style-name="T5"><text:tab/></text:span><text:span text:style-name="T58">I’m going to manage my directories a little differently than he does.</text:span></text:p>
      <text:p text:style-name="P41"/>
      <text:p text:style-name="P2"><text:span text:style-name="T1"><text:tab/></text:span><text:span text:style-name="T6">We’re not taking all of the datasets at once in-case we need to update something, perhaps and also it keeps you from tripping up as you’ll keep getting the data step-by-step (sure)</text:span></text:p>
      <text:p text:style-name="P42"/>
      <text:p text:style-name="P42"/>
      <text:p text:style-name="P3">Data Preprocessing Dataset:</text:p>
      <text:p text:style-name="P3"><text:tab/><text:span text:style-name="T1">This dataset is a comparison of countries, ages, salaries, and purchased (yes/no). It’s a standard csv file (like most of the one’s we’re dealing with). To open and view it in libreoffice calc, use “system” instead of “unicode”</text:span></text:p>
      <text:p text:style-name="P3"><text:span text:style-name="T1"><text:tab/></text:span><text:span text:style-name="T7">This is a very small dataset. Only 10 rows it seems.</text:span></text:p>
      <text:p text:style-name="P43"/>
      <text:p text:style-name="P3"><text:span text:style-name="T7"><text:tab/></text:span><text:span text:style-name="T8">INDEPENDENT VARIABLES – the first three columns are the independent variables.</text:span></text:p>
      <text:p text:style-name="P44"><text:tab/>DEPENDENT VARIABLE – the last column. It DEPENDS on the independent variables.</text:p>
      <text:p text:style-name="P44"/>
      <text:p text:style-name="P3"><text:span text:style-name="T8"><text:tab/></text:span><text:span text:style-name="T9">Eventually, we will use independent variables to predict dependent variables. We cannot do it on this data the way it is currently.</text:span></text:p>
      <text:p text:style-name="P45"/>
      <text:p text:style-name="P45"/>
      <text:p text:style-name="P4">Importing the Libraries <text:span text:style-name="T177">(python)</text:span>:</text:p>
      <text:p text:style-name="P4"><text:tab/><text:span text:style-name="T10">This tutorial will be done in python and R. We’re going to start off with PYTHON. </text:span><text:span text:style-name="T11">Just a few inputs and the library will do the job for you (you know modules by now…)</text:span></text:p>
      <text:p text:style-name="P46"/>
      <text:p text:style-name="P4"><text:span text:style-name="T11"><text:tab/></text:span><text:span text:style-name="T12">First up numpy:</text:span></text:p>
      <text:p text:style-name="P4"><text:soft-page-break/><text:span text:style-name="T11"><text:tab/></text:span><text:span text:style-name="T59">import numpy as np</text:span></text:p>
      <text:p text:style-name="P20"/>
      <text:p text:style-name="P4"><text:span text:style-name="T59"><text:tab/></text:span><text:span text:style-name="T89">We’re going to be using numpy arrays here – it has mathematical tools that work much better than regular python lists/arrays.</text:span></text:p>
      <text:p text:style-name="P47"/>
      <text:p text:style-name="P48"><text:tab/>Next up matplotlib</text:p>
      <text:p text:style-name="P5"><text:span text:style-name="T12"><text:tab/></text:span><text:span text:style-name="T59">import matplotlib.pyplot as plt</text:span></text:p>
      <text:p text:style-name="P48"/>
      <text:p text:style-name="P48"><text:tab/>We’ll be using this to make useful charts to visualize our data (more-important than you think!)</text:p>
      <text:p text:style-name="P48"/>
      <text:p text:style-name="P48"><text:tab/>And finally pandas</text:p>
      <text:p text:style-name="P5"><text:span text:style-name="T12"><text:tab/></text:span><text:span text:style-name="T59">import pandas as pd</text:span></text:p>
      <text:p text:style-name="P21"/>
      <text:p text:style-name="P5"><text:span text:style-name="T59"><text:tab/></text:span><text:span text:style-name="T89">Pandas is used for importing and managing datasets (managing the csv files!)</text:span></text:p>
      <text:p text:style-name="P49"/>
      <text:p text:style-name="P5"><text:span text:style-name="T89"><text:tab/></text:span><text:span text:style-name="T90">Install these with pip as-needed</text:span></text:p>
      <text:p text:style-name="P50"/>
      <text:p text:style-name="P6"><text:span text:style-name="T65">I</text:span><text:span text:style-name="T64">mporting the Libraries </text:span><text:span text:style-name="T66">R: </text:span></text:p>
      <text:p text:style-name="P6"><text:span text:style-name="T64"><text:tab/></text:span><text:span text:style-name="T91">For R, you don’t need to import libraries, but you’re going to have to select the libraries by default. Later we will need them, and will be shown how to install them.</text:span></text:p>
      <text:p text:style-name="P51"/>
      <text:p text:style-name="P51"/>
      <text:p text:style-name="P7"><text:span text:style-name="T67">I</text:span><text:span text:style-name="T64">mporting the Datasets </text:span><text:span text:style-name="T70">in </text:span><text:span text:style-name="T69">Python</text:span><text:span text:style-name="T64">:</text:span></text:p>
      <text:p text:style-name="P7"><text:span text:style-name="T64"><text:tab/></text:span><text:span text:style-name="T92">I’ve installed Rstudio </text:span><text:span text:style-name="T93">and all of the python modules. Time to import the datasets. </text:span><text:span text:style-name="T94">Let’s make sure we’re in the working-directory for the data we want.</text:span></text:p>
      <text:p text:style-name="P52"/>
      <text:p text:style-name="P7"><text:span text:style-name="T94"><text:tab/></text:span><text:span text:style-name="T95">NOTE – tkinter broke on pandas install so I needed:</text:span></text:p>
      <text:p text:style-name="P7"><text:span text:style-name="T95"><text:tab/><text:tab/></text:span><text:span text:style-name="T68">sudo pacman -S tk</text:span></text:p>
      <text:p text:style-name="P53"/>
      <text:p text:style-name="P7"><text:span text:style-name="T95"><text:tab/></text:span><text:span text:style-name="T96">This runs fine. We’ve imported the dataset. </text:span><text:span text:style-name="T97">Note that </text:span><text:span text:style-name="T98">indexes</text:span><text:span text:style-name="T97"> start at 0 (in R they start at 1)</text:span></text:p>
      <text:p text:style-name="P7"><text:span text:style-name="T97"><text:tab/></text:span><text:span text:style-name="T99">We need to separate the FEATURES from the DEPENDENT VARIABLES </text:span><text:span text:style-name="T100">(X vs Y)</text:span></text:p>
      <text:p text:style-name="P54"/>
      <text:p text:style-name="P22"># importing the dataset</text:p>
      <text:p text:style-name="P22">dataset = pd.read_csv('Data.csv')</text:p>
      <text:p text:style-name="P22"/>
      <text:p text:style-name="P8"><text:span text:style-name="T13"><text:tab/></text:span><text:span text:style-name="T101">Great now we’re going to use the iloc() method of our dataset to get the values we want. Here, like most python arrays, colon (:) is the full length of the array and we can do math on it. So if we want ALL of the rows and ALL BUT THE LAST column we’d do:</text:span></text:p>
      <text:p text:style-name="P55"/>
      <text:p text:style-name="P8"><text:span text:style-name="T14"><text:s/>X = dataset.iloc</text:span><text:span text:style-name="T16">[</text:span><text:span text:style-name="T14">:, :-1].</text:span><text:span text:style-name="T15">values</text:span><text:span text:style-name="T14"> <text:s text:c="2"/># everything but last column</text:span></text:p>
      <text:p text:style-name="P23"/>
      <text:p text:style-name="P8"><text:span text:style-name="T14"><text:tab/></text:span><text:span text:style-name="T101">Which is exactly what I’m going to do.</text:span></text:p>
      <text:p text:style-name="P8"><text:span text:style-name="T101"><text:tab/></text:span><text:span text:style-name="T102">Works perfectly! Print it out to see something similar to what we had opening the csv.</text:span></text:p>
      <text:p text:style-name="P56"/>
      <text:p text:style-name="P24">y = dataset.iloc[:, 3]</text:p>
      <text:p text:style-name="P24"/>
      <text:p text:style-name="P8"><text:span text:style-name="T17"><text:tab/></text:span><text:span text:style-name="T103">All of the rows, just the last column. Note that we use a lowercase y as there’s only one column!</text:span></text:p>
      <text:p text:style-name="P57"/>
      <text:p text:style-name="P9"><text:span text:style-name="T103"><text:tab/></text:span><text:span text:style-name="T88">Here’s what the code looks like when we’re done:</text:span></text:p>
      <text:p text:style-name="P58"><draw:frame draw:style-name="fr1" draw:name="Image1" text:anchor-type="paragraph" svg:width="5.2335in" svg:height="2.1173in" draw:z-index="0"><draw:image xlink:href="Pictures/1000000000000260000000F648D0B26164F7063C.png" xlink:type="simple" xlink:show="embed" xlink:actuate="onLoad" loext: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91"><draw:frame draw:style-name="fr2" draw:name="Image2" text:anchor-type="paragraph" svg:x="4.1209in" svg:y="0.1862in" svg:width="3.0252in" svg:height="4.0736in" draw:z-index="1"><draw:image xlink:href="Pictures/1000020100000224000002E276FCC451D7A57AC5.png" xlink:type="simple" xlink:show="embed" xlink:actuate="onLoad" loext:mime-type="image/png"/></draw:frame>Importing Datasets in R:</text:p>
      <text:p text:style-name="P91"><text:tab/><text:span text:style-name="T18">This is actually much much easier in R for some reason. </text:span><text:span text:style-name="T19">Navigate R over to the working directory and set your working directory. </text:span><text:span text:style-name="T20">This is easy in the R-studio explorer.</text:span></text:p>
      <text:p text:style-name="P59"/>
      <text:p text:style-name="P91"><text:span text:style-name="T20"><text:tab/></text:span><text:span text:style-name="T60">Dataset = read.csv(‘Data.csv’)</text:span></text:p>
      <text:p text:style-name="P27"/>
      <text:p text:style-name="P91"><text:span text:style-name="T60"><text:tab/></text:span><text:span text:style-name="T20">And that’s it! That’s all we need to do. Execute the code and view the dataset.</text:span></text:p>
      <text:p text:style-name="P59"/>
      <text:p text:style-name="P91"><text:span text:style-name="T20"><text:tab/></text:span><text:span text:style-name="T61">View(dataset)</text:span></text:p>
      <text:p text:style-name="P28"/>
      <text:p text:style-name="P91"><text:span text:style-name="T61"><text:tab/></text:span><text:span text:style-name="T21">This brings up the dataset in a nice explorer window and it looks just like the csv, of course. </text:span><text:span text:style-name="T22">These indexes start at 1 you should notice! The thing you should notice though is that everything we do is going to happen more-naturally through R than python. </text:span></text:p>
      <text:p text:style-name="P60"/>
      <text:p text:style-name="P91"><text:span text:style-name="T22"><text:tab/></text:span><text:span text:style-name="T23">How to use this dataset object will make sense as we move forward.</text:span></text:p>
      <text:p text:style-name="P61"/>
      <text:p text:style-name="P92"><text:span text:style-name="T23"><text:tab/></text:span><text:span text:style-name="T24">By the way, if you write and save an R-script you execute it with:</text:span></text:p>
      <text:p text:style-name="P62"/>
      <text:p text:style-name="P92"><text:span text:style-name="T24"><text:tab/></text:span><text:span text:style-name="T62">Rscript <text:s/>myScript.R</text:span></text:p>
      <text:p text:style-name="P29"/>
      <text:p text:style-name="P62"/>
      <text:p text:style-name="P93">Handling “Missing” Data <text:span text:style-name="T178">in Python</text:span>:</text:p>
      <text:p text:style-name="P93"><text:tab/><text:span text:style-name="T1">This happens quite a lot in real life so it’s important that we know the trick to handle this when it happens.</text:span></text:p>
      <text:p text:style-name="P93"><text:span text:style-name="T1"><text:tab/></text:span><text:span text:style-name="T25">We can see that there’s two bits of missing data:</text:span></text:p>
      <text:p text:style-name="P63"><text:tab/><text:tab/>Spain has no age data</text:p>
      <text:p text:style-name="P63"><text:tab/><text:tab/>Germany has no salary datasets</text:p>
      <text:p text:style-name="P63"><text:tab/>We could remove the line, but then we weaken our dataset. So how do we do this?</text:p>
      <text:p text:style-name="P63"><text:tab/>WE REPLACE IT WITH THE MEAN OF ALL THE VALUES IN ITS COLUMN.</text:p>
      <text:p text:style-name="P63"/>
      <text:p text:style-name="P63"><text:soft-page-break/><text:tab/>Why? Because this won’t harm whatever machine learning is done. Something that strays zero from the mean will have no impact on any machine learning about to happen.</text:p>
      <text:p text:style-name="P93"><text:span text:style-name="T25"><text:tab/></text:span><text:span text:style-name="T26">There are fast ways to do this in both Python and in R. </text:span></text:p>
      <text:p text:style-name="P64"/>
      <text:p text:style-name="P93"><text:span text:style-name="T26"><text:tab/></text:span><text:span text:style-name="T27">The library we’re going to use is scitkit-learn’s preprocessing library!</text:span></text:p>
      <text:p text:style-name="P65"/>
      <text:p text:style-name="P93"><text:span text:style-name="T27"><text:tab/>f</text:span><text:span text:style-name="T63">rom sklearn.preprocessing import Imputer</text:span></text:p>
      <text:p text:style-name="P30"/>
      <text:p text:style-name="P93"><text:span text:style-name="T63"><text:tab/></text:span><text:span text:style-name="T27">sklearn = scikit-learn. Amazing libraries for machine-learniyng models. We’re importing the Imputer class which will let us take care of that missing data!</text:span></text:p>
      <text:p text:style-name="P65"/>
      <text:p text:style-name="P31">from sklearn.preprocessing import Imputer</text:p>
      <text:p text:style-name="P10"><text:span text:style-name="T27">imputer = Imputer</text:span><text:span text:style-name="T1">(missing_values=’NaN’, </text:span><text:span text:style-name="T28">strategy = ‘mean’, </text:span><text:span text:style-name="T31">axis=0</text:span><text:span text:style-name="T1">)</text:span></text:p>
      <text:p text:style-name="P32"/>
      <text:p text:style-name="P10"><text:span text:style-name="T1"><text:tab/></text:span><text:span text:style-name="T88">Why NaN as a string? Because if we look at our X we can see that missing values show up as ‘NaN’ strings! </text:span><text:span text:style-name="T104">You might one day use ‘’ or None.</text:span></text:p>
      <text:p text:style-name="P94"><text:span text:style-name="T27"><text:tab/></text:span><text:span text:style-name="T29">We’ll be using the mean strategy as decided above, so we’ll set strategy=’mean’</text:span></text:p>
      <text:p text:style-name="P94"><text:span text:style-name="T29"><text:tab/>Axis = 0 </text:span><text:span text:style-name="T30">set as default</text:span></text:p>
      <text:p text:style-name="P66"/>
      <text:p text:style-name="P94"><text:span text:style-name="T30"><text:tab/></text:span><text:span text:style-name="T32">Now let’s use the imputer on our Independent Variables!</text:span></text:p>
      <text:p text:style-name="P67"/>
      <text:p text:style-name="P11"><text:span text:style-name="T34">imputer = </text:span><text:span text:style-name="T32">imputer.fit(X[:, 1:3]) </text:span></text:p>
      <text:p text:style-name="P33"># use all rows and columns 1 and 2 (1:3 because upper-limit is excluded)</text:p>
      <text:p text:style-name="P33"/>
      <text:p text:style-name="P11"><text:span text:style-name="T32"><text:tab/></text:span><text:span text:style-name="T105">And let’s replace the missing data with the data from our imputer</text:span></text:p>
      <text:p text:style-name="P68"/>
      <text:p text:style-name="P12"><text:span text:style-name="T33">X</text:span><text:span text:style-name="T1">[:, 1:3] = imputer.transform</text:span></text:p>
      <text:p text:style-name="P34">print(X)</text:p>
      <text:p text:style-name="P34"/>
      <text:p text:style-name="P69"><text:tab/>And voila. We’ve got it – it looks like our Independent Variables for the missing columns were set to the mean of the data! Looks like it’s the right value (you can check on your own, this is a small dataset)</text:p>
      <text:p text:style-name="P69"/>
      <text:p text:style-name="P69"><draw:frame draw:style-name="fr3" draw:name="Image3" text:anchor-type="paragraph" svg:width="6.1244in" svg:height="0.7209in" draw:z-index="2"><draw:image xlink:href="Pictures/10000201000003160000005DF4A880174948BC16.png" xlink:type="simple" xlink:show="embed" xlink:actuate="onLoad" loext:mime-type="image/png"/></draw:frame></text:p>
      <text:p text:style-name="P95"><text:span text:style-name="T1"><text:tab/></text:span><text:span text:style-name="T35">Not bad at all – just like that our missing data has been filled. </text:span></text:p>
      <text:p text:style-name="P95"><text:span text:style-name="T35"><text:tab/></text:span><text:span text:style-name="T36">You can look at the other strategies (median and mode!)</text:span></text:p>
      <text:p text:style-name="P70"/>
      <text:p text:style-name="P96">Handling Missing Data in R:</text:p>
      <text:p text:style-name="P96"><text:tab/><text:span text:style-name="T37">This is going to be very similar only we’re going to have to handle the two datasets separately. </text:span></text:p>
      <text:p text:style-name="P71"/>
      <text:p text:style-name="P96"><text:span text:style-name="T37"><text:tab/></text:span><text:span text:style-name="T38">To access columns we give it $HEADER like:</text:span></text:p>
      <text:p text:style-name="P72"/>
      <text:p text:style-name="P35">&gt; dataset$Age</text:p>
      <text:p text:style-name="P35"><text:s/>[1] 44 27 30 38 40 35 NA 48 50 37</text:p>
      <text:p text:style-name="P35"/>
      <text:p text:style-name="P13"><text:soft-page-break/><text:span text:style-name="T38"><text:tab/></text:span><text:span text:style-name="T106">We’re going to use an ifelse() in R (if else!) This gets tricky as it’s going to be more exposure to R syntax than any preprocessing. Thankfully for us, mean() is a built-in function.</text:span></text:p>
      <text:p text:style-name="P73"/>
      <text:p text:style-name="P36">&gt; dataset$Age = ifelse(is.na(dataset$Age),</text:p>
      <text:p text:style-name="P36">+ <text:s text:c="21"/>ave(dataset$Age, FUN = function(x) mean(x, na.rm = TRUE)),</text:p>
      <text:p text:style-name="P36">+ <text:s text:c="21"/>dataset$Age)</text:p>
      <text:p text:style-name="P36"/>
      <text:p text:style-name="P13"><text:span text:style-name="T39"><text:tab/></text:span><text:span text:style-name="T107">Okay….. let’s break down what happened.</text:span></text:p>
      <text:p text:style-name="P74"/>
      <text:p text:style-name="P74"><text:tab/>LINE1:</text:p>
      <text:p text:style-name="P74"><text:tab/><text:tab/>“if dataset$Age (the cell for data for age) is blank</text:p>
      <text:p text:style-name="P13"><text:span text:style-name="T107"><text:tab/>LIN</text:span><text:span text:style-name="T108">E</text:span><text:span text:style-name="T107">2:</text:span></text:p>
      <text:p text:style-name="P13"><text:span text:style-name="T107"><text:tab/><text:tab/>THEN </text:span><text:span text:style-name="T108">dataset$age becomes the average of all the dataset$age</text:span></text:p>
      <text:p text:style-name="P75"><text:tab/>LINE3:</text:p>
      <text:p text:style-name="P75"><text:tab/><text:tab/>ELSE just leave it as it is</text:p>
      <text:p text:style-name="P75"/>
      <text:p text:style-name="P13"><text:span text:style-name="T108"><text:tab/></text:span><text:span text:style-name="T109">You’d do the same with dataset$Salary </text:span></text:p>
      <text:p text:style-name="P76"/>
      <text:p text:style-name="P13"><text:span text:style-name="T109"><text:tab/></text:span><text:span text:style-name="T110">Huh…. R is going to be a bit tougher than I thought.</text:span></text:p>
      <text:p text:style-name="P77"/>
      <text:p text:style-name="P77"/>
      <text:p text:style-name="P14"><text:span text:style-name="T71">C</text:span><text:span text:style-name="T64">ategorical Data </text:span><text:span text:style-name="T72">Python</text:span><text:span text:style-name="T64">:</text:span></text:p>
      <text:p text:style-name="P14"><text:span text:style-name="T64"><text:tab/></text:span><text:span text:style-name="T88">We’re going to learn how to ENCODE CATEGORICAL DATA</text:span></text:p>
      <text:p text:style-name="P78"/>
      <text:p text:style-name="P14"><text:span text:style-name="T88"><text:tab/></text:span><text:span text:style-name="T111">Take a look at our dataset. We have two categorical variables:</text:span></text:p>
      <text:p text:style-name="P79"><text:tab/><text:tab/>Country <text:s text:c="2"/>(france, spain, germany)</text:p>
      <text:p text:style-name="P79"><text:tab/><text:tab/>Purchased <text:s/>(yes, no)</text:p>
      <text:p text:style-name="P79"/>
      <text:p text:style-name="P79"><text:tab/>Machine learning models are MATH equations… it doesn’t really make sense to throw string-values at them, right? </text:p>
      <text:p text:style-name="P79"><text:tab/>We need to ENCODE the categorical variables.</text:p>
      <text:p text:style-name="P79"/>
      <text:p text:style-name="P37"># encode categorical data (strings)</text:p>
      <text:p text:style-name="P37">from sklearn.preprocessing import LabelEncoder</text:p>
      <text:p text:style-name="P37">labelencoder_X = LabelEncoder()</text:p>
      <text:p text:style-name="P37">X[:, 0] = labelencoder_X.fit_transform(X[:, 0]) # all rows, column 0</text:p>
      <text:p text:style-name="P37">print(X)</text:p>
      <text:p text:style-name="P37"/>
      <text:p text:style-name="P14"><text:span text:style-name="T40"><text:tab/></text:span><text:span text:style-name="T112">This is really simple so far. </text:span><text:span text:style-name="T113">Printing X now shows us that 0, 1, 2 have replaced the country categories. </text:span></text:p>
      <text:p text:style-name="P80"/>
      <text:p text:style-name="P14"><text:span text:style-name="T113"><text:tab/>BUT THERE IS A BIG PROBLEM. There are three categories. France is not two-greater than Germany, that’s nonsense and silly to say. </text:span><text:span text:style-name="T114">This would work for small, medium large, but we’re going to have to solve this for countries with DUMMY ENCODING</text:span></text:p>
      <text:p text:style-name="P81"/>
      <text:p text:style-name="P15"><text:span text:style-name="T73">D</text:span><text:span text:style-name="T64">ummy Encoding:</text:span></text:p>
      <text:p text:style-name="P15"><text:span text:style-name="T64"><text:tab/></text:span><text:span text:style-name="T115">We’re going to ADD three columns as 0,1 booleans!</text:span></text:p>
      <text:p text:style-name="P15"><text:span text:style-name="T115"><text:tab/></text:span><text:span text:style-name="T116">For example, one column will simply be is_france. If it’s 0, it’s not france. If it’s 1, it is france. Every row gets this column no matter what! Get it? Just adding a boolean variable.</text:span></text:p>
      <text:p text:style-name="P82"><text:soft-page-break/></text:p>
      <text:p text:style-name="P15"><text:span text:style-name="T116"><text:tab/></text:span><text:span text:style-name="T117">So here’s what we end up with:</text:span></text:p>
      <text:p text:style-name="P83"/>
      <text:p text:style-name="P38"># encode categorical data (strings)</text:p>
      <text:p text:style-name="P38">from sklearn.preprocessing import LabelEncoder, OneHotEncoder</text:p>
      <text:p text:style-name="P38">labelencoder_X = LabelEncoder()</text:p>
      <text:p text:style-name="P38">X[:, 0] = labelencoder_X.fit_transform(X[:, 0]) # all rows, column 0</text:p>
      <text:p text:style-name="P38">onehotencoder = OneHotEncoder(categorical_features = [0])</text:p>
      <text:p text:style-name="P38">X = onehotencoder.fit_transform(X).toarray()</text:p>
      <text:p text:style-name="P38">print(X)</text:p>
      <text:p text:style-name="P38"/>
      <text:p text:style-name="P15"><text:span text:style-name="T41"><text:tab/></text:span><text:span text:style-name="T117">And it works! </text:span><text:span text:style-name="T118">I have three extra columns for each country with a 0,1 boolean value!</text:span></text:p>
      <text:p text:style-name="P84"/>
      <text:p text:style-name="P15"><text:span text:style-name="T118"><text:tab/></text:span><text:span text:style-name="T119">This has to be performed AFTER a labelencoder is used – </text:span><text:span text:style-name="T120">it cannot (in the current version) be used on string data, however the deprecation notes suggest that this feature is coming soon.</text:span></text:p>
      <text:p text:style-name="P85"/>
      <text:p text:style-name="P15"><text:span text:style-name="T120"><text:tab/></text:span><text:span text:style-name="T121">Now for the purchased column we’re going to need to change that as well, however it’s only 0,1 and you could say that the range in-between counts as how close something is to being “Yes” (1) so let’s label-encode our dependent variable as well!</text:span></text:p>
      <text:p text:style-name="P86"/>
      <text:p text:style-name="P39">labelencoder_Y = LabelEncoder()</text:p>
      <text:p text:style-name="P39">y = labelencoder_Y.fit_transform(y)</text:p>
      <text:p text:style-name="P39">print(y)</text:p>
      <text:p text:style-name="P39"/>
      <text:p text:style-name="P15"><text:span text:style-name="T42"><text:tab/></text:span><text:span text:style-name="T122">Perfect! Now we’ve encoded dummy-variables for independent variables and simple label encoding for our dependent variables! Our X and Y are ready to go!</text:span></text:p>
      <text:p text:style-name="P87"/>
      <text:p text:style-name="P87"/>
      <text:p text:style-name="P16"><text:span text:style-name="T74">D</text:span><text:span text:style-name="T64">ata Encoding in R:</text:span></text:p>
      <text:p text:style-name="P97"/>
      <text:p text:style-name="P25"><text:tab/>&gt; dataset$Country = factor(dataset$Country,</text:p>
      <text:p text:style-name="P25">+ <text:s text:c="25"/>levels = c('France', 'Spain', 'Germany'),</text:p>
      <text:p text:style-name="P25">+ <text:s text:c="25"/>labels = c(1,2,3))</text:p>
      <text:p text:style-name="P25"/>
      <text:p text:style-name="P25"><text:tab/><text:span text:style-name="T75">Simple enough – this one is a little easier to understand. We map countries to integers (levels to labels)</text:span></text:p>
      <text:p text:style-name="P25"><text:span text:style-name="T75"><text:tab/></text:span><text:span text:style-name="T76">Now let’s do it for our depdenent variable (purchased)</text:span></text:p>
      <text:p text:style-name="P88"/>
      <text:p text:style-name="P26">&gt; dataset$Purchased = factor(dataset$Purchased,</text:p>
      <text:p text:style-name="P26">+ <text:s text:c="27"/>levels = c('Yes', 'No'),</text:p>
      <text:p text:style-name="P26">+ <text:s text:c="27"/>labels = c(1,0))</text:p>
      <text:p text:style-name="P26"/>
      <text:p text:style-name="P26"><text:tab/><text:span text:style-name="T64">And finally view the dataset with print() or View() on dataset and you can see that it perfectly matches what we’d done in python. Nice.</text:span></text:p>
      <text:p text:style-name="P89"/>
      <text:p text:style-name="P98">UPDATE NOTE:</text:p>
      <text:p text:style-name="P17"><text:span text:style-name="T64"><text:tab/></text:span><text:span text:style-name="T88">For the sake of the tutorials, a module was deprecated.</text:span></text:p>
      <text:p text:style-name="P90"/>
      <text:p text:style-name="P90"><text:tab/>Replace:</text:p>
      <text:p text:style-name="P102"><text:soft-page-break/><text:span text:style-name="Source_20_Text"><text:span text:style-name="T88">from sklearn.cross_validation import train_test_split</text:span></text:span><text:span text:style-name="T88"> </text:span></text:p>
      <text:p text:style-name="Text_20_body">by</text:p>
      <text:p text:style-name="Text_20_body"><text:span text:style-name="Source_20_Text">from sklearn.model_selection import train_test_split</text:span> </text:p>
      <text:p text:style-name="P90"/>
      <text:p text:style-name="P90"><text:tab/>Going forward. Got it?</text:p>
      <text:p text:style-name="P90"/>
      <text:p text:style-name="P90"/>
      <text:p text:style-name="P99">Splitting the Train/Test Data <text:span text:style-name="T179">in Python</text:span>:</text:p>
      <text:p text:style-name="P99"><text:tab/><text:span text:style-name="T1">We need to split our full dataset into two parts. The TRAINING data (where the machine learning algorithm learns) and the TEST data (what we use to determine HOW WELL it learned).</text:span></text:p>
      <text:p text:style-name="P106"/>
      <text:p text:style-name="P117"># splitting the dataset into train and test</text:p>
      <text:p text:style-name="P117">from sklearn.model_selection import train_test_split</text:p>
      <text:p text:style-name="P117">X_train, X_test, y_train, y_test = train_test_split(X, y,</text:p>
      <text:p text:style-name="P117"><text:tab/><text:tab/><text:tab/><text:tab/><text:tab/><text:tab/> <text:s text:c="3"/>test_size = 0.2,</text:p>
      <text:p text:style-name="P117"><text:tab/><text:tab/><text:tab/><text:tab/><text:tab/><text:tab/> <text:s text:c="3"/>random_state = 0)</text:p>
      <text:p text:style-name="P117"/>
      <text:p text:style-name="P107"><text:tab/>train_test_split() <text:s/>is a great and easy function that takes two arrays (X, y) and will split them evenly for you over a ratio that you decide and a random_state that you provide. Here, I’ve given it my X and y and said the test_size should be 0.2 (so, 4/5 datapoints will be used for training and the last 1/5th will be used for testing)</text:p>
      <text:p text:style-name="P107"/>
      <text:p text:style-name="P107"/>
      <text:p text:style-name="P100">Splitting the Train/Test Data in R:</text:p>
      <text:p text:style-name="P100"><text:tab/><text:span text:style-name="T1">We need to import an R library!</text:span></text:p>
      <text:p text:style-name="P100"><text:span text:style-name="T1"><text:tab/></text:span><text:span text:style-name="T43">Click on the “packages” tab in RStudio and select INSTALL</text:span></text:p>
      <text:p text:style-name="P108"><text:tab/>We’re looking for “caTools” - install it and check it off in the packages tab once-installed and it will be imported.</text:p>
      <text:p text:style-name="P108"/>
      <text:p text:style-name="P118">&gt; set.seed(123)</text:p>
      <text:p text:style-name="P118">&gt; split = sample.split(dataset$Purchased, SplitRatio = 0.8)</text:p>
      <text:p text:style-name="P118">&gt; training_set = subset(dataset, split == TRUE)</text:p>
      <text:p text:style-name="P118">&gt; test_set = subset(dataset, split == FALSE)</text:p>
      <text:p text:style-name="P118"/>
      <text:p text:style-name="P118"/>
      <text:p text:style-name="P101">Feature Scaling and why we need it:</text:p>
      <text:p text:style-name="P101"><text:tab/><text:span text:style-name="T44">So we’ve got Age and Salary that contains numerical numbers. The variables now aren’t on the same scale. The age is in YEARS and the salary is in DOLLARS.</text:span></text:p>
      <text:p text:style-name="P101"><text:span text:style-name="T44"><text:tab/>This will cause issues in our machine learning models! Most models are based on </text:span><text:span text:style-name="T180">EUCLIDEAN DISTANCE </text:span><text:span text:style-name="T44">(difference of square root of squared coordinates). THESE WILL NOT WORK IF WE DON’T SCALE OUR FEATURES!!! (this explains why some of my projects failed)</text:span></text:p>
      <text:p text:style-name="P101"><text:span text:style-name="T44"><text:tab/></text:span><text:span text:style-name="T45">If we compare the distance between two salary numbers and the difference between ages.</text:span></text:p>
      <text:p text:style-name="P109"><text:tab/>THIS TEACHES THE ALGORITHM, say, that the difference between 71000 and 70000 (not much of a salary change) is HUGELY more influential than the difference between ages 20 and 80 (a massive leap in age. Simply untrue. We need to SCALE OUR FEATURES.</text:p>
      <text:p text:style-name="P109"/>
      <text:p text:style-name="P101"><text:span text:style-name="T45"><text:tab/></text:span><text:span text:style-name="T46">We’re going to scale all of our values from -1 to +1.</text:span></text:p>
      <text:p text:style-name="P110"><text:soft-page-break/><text:tab/>There’s many ways to scale your data. Two of them are standardization and normalization.</text:p>
      <text:p text:style-name="P110"/>
      <text:p text:style-name="P110"/>
      <text:p text:style-name="P109"><draw:frame draw:style-name="fr3" draw:name="Image4" text:anchor-type="paragraph" svg:width="4.7827in" svg:height="1.8654in" draw:z-index="3"><draw:image xlink:href="Pictures/10000201000003320000013F26543689D25CE577.png" xlink:type="simple" xlink:show="embed" xlink:actuate="onLoad" loext:mime-type="image/png"/></draw:frame><text:tab/></text:p>
      <text:p text:style-name="P109"/>
      <text:p text:style-name="P109"/>
      <text:p text:style-name="P109"/>
      <text:p text:style-name="P109"/>
      <text:p text:style-name="P109"/>
      <text:p text:style-name="P109"/>
      <text:p text:style-name="P109"/>
      <text:p text:style-name="P109"/>
      <text:p text:style-name="P109"/>
      <text:p text:style-name="P109"/>
      <text:p text:style-name="P101"><text:span text:style-name="T45"><text:tab/></text:span><text:span text:style-name="T47">Don’t worry if the math is weird, just understand that no variable should be dominated by the other. </text:span><text:span text:style-name="T48">All of our rows should look very similar.</text:span></text:p>
      <text:p text:style-name="P111"/>
      <text:p text:style-name="P101"><text:span text:style-name="T48"><text:tab/></text:span><text:span text:style-name="T49">Do we need to scale the dummy variables? There are many answers. </text:span><text:span text:style-name="T50">It depends on the context and how much you want to keep interpretation, but we lose the interpretation of losing which observations belong to which country (our feature example that we made dummy features for).</text:span></text:p>
      <text:p text:style-name="P112"/>
      <text:p text:style-name="P101"><text:span text:style-name="T50"><text:tab/></text:span><text:span text:style-name="T51">Here’s what we do:</text:span></text:p>
      <text:p text:style-name="P113"/>
      <text:p text:style-name="P119"># Feature Scaling</text:p>
      <text:p text:style-name="P119">from sklearn.preprocessing import StandardScaler</text:p>
      <text:p text:style-name="P119">sc_X = StandardScaler()</text:p>
      <text:p text:style-name="P119">X_train = sc_X.fit_transform(X_train)</text:p>
      <text:p text:style-name="P119"># notice we remove "fit"</text:p>
      <text:p text:style-name="P119">X_test = sc_X.transform(X_test)</text:p>
      <text:p text:style-name="P119">print(X_train)</text:p>
      <text:p text:style-name="P119"/>
      <text:p text:style-name="P18"><text:span text:style-name="T1"><text:tab/></text:span><text:span text:style-name="T123">So do we need to apply feature-scaling to our target (dependent variable) ? Nope. We don’t need to do it. This is a categorical problem, and 0,1 (our encoded answers for yes/no) are our categories. No need to do feature scaling over here.</text:span></text:p>
      <text:p text:style-name="P114"/>
      <text:p text:style-name="P114"/>
      <text:p text:style-name="P19"><text:span text:style-name="T77">F</text:span><text:span text:style-name="T64">eature Scaling in R:</text:span></text:p>
      <text:p text:style-name="P115"><text:tab/>This is extremely easy but with a caveat:</text:p>
      <text:p text:style-name="P115"/>
      <text:p text:style-name="P120">&gt; training_set = scale(training_set)</text:p>
      <text:p text:style-name="P120">Error in colMeans(x, na.rm = TRUE) : 'x' must be numeric</text:p>
      <text:p text:style-name="P115"/>
      <text:p text:style-name="P115"><text:tab/>Hmmm what’s the issue? “Training set must be numeric?” It looks very numeric…..</text:p>
      <text:p text:style-name="P115"><text:tab/>But wait! We changed the categories to factors before remember? A FACTOR in R is NOT numeric!!!! We need to turn the country codes and purchased codes into EXCLUDED features (we’re not scaling them anyways! Remember?) </text:p>
      <text:p text:style-name="P19"><text:span text:style-name="T88"><text:tab/></text:span><text:span text:style-name="T124">Exclude them with R’s column indexing (syntax is a little weird but watch):</text:span></text:p>
      <text:p text:style-name="P116"/>
      <text:p text:style-name="P116"/>
      <text:p text:style-name="P121"><text:soft-page-break/>training_set[, 2:3] = scale(training_set[, 2:3])</text:p>
      <text:p text:style-name="P121">&gt; training_set</text:p>
      <text:p text:style-name="P121"><text:s text:c="3"/>Country <text:s text:c="8"/>Age <text:s text:c="4"/>Salary Purchased</text:p>
      <text:p text:style-name="P121">1 <text:s text:c="7"/>1 <text:s/>0.90101716 <text:s/>0.9392746 <text:s text:c="8"/>0</text:p>
      <text:p text:style-name="P121">2 <text:s text:c="7"/>2 -1.58847494 -1.3371160 <text:s text:c="8"/>1</text:p>
      <text:p text:style-name="P121">3 <text:s text:c="7"/>3 -1.14915281 -0.7680183 <text:s text:c="8"/>0</text:p>
      <text:p text:style-name="P121">4 <text:s text:c="7"/>2 <text:s/>0.02237289 -0.1040711 <text:s text:c="8"/>0</text:p>
      <text:p text:style-name="P121">5 <text:s text:c="7"/>3 <text:s/>0.31525431 <text:s/>0.1594000 <text:s text:c="8"/>1</text:p>
      <text:p text:style-name="P121">7 <text:s text:c="7"/>2 <text:s/>0.13627122 -0.9577176 <text:s text:c="8"/>0</text:p>
      <text:p text:style-name="P121">8 <text:s text:c="7"/>1 <text:s/>1.48678000 <text:s/>1.6032218 <text:s text:c="8"/>1</text:p>
      <text:p text:style-name="P121">10 <text:s text:c="6"/>1 -0.12406783 <text:s/>0.4650265 <text:s text:c="8"/>1</text:p>
      <text:p text:style-name="P121">&gt; test_set[, 2:3] = scale(test_set[, 2:3])</text:p>
      <text:p text:style-name="P121">&gt; test_set</text:p>
      <text:p text:style-name="P121"><text:s text:c="2"/>Country <text:s text:c="7"/>Age <text:s text:c="4"/>Salary Purchased</text:p>
      <text:p text:style-name="P121">6 <text:s text:c="6"/>1 -0.7071068 -0.7071068 <text:s text:c="8"/>1</text:p>
      <text:p text:style-name="P121">9 <text:s text:c="6"/>3 <text:s/>0.7071068 <text:s/>0.7071068 <text:s text:c="8"/>0</text:p>
      <text:p text:style-name="P121"/>
      <text:p text:style-name="P19"><text:span text:style-name="T52"><text:tab/></text:span><text:span text:style-name="T125">And that’s it! That’s all there is to data_preprocessing to getting started with this tutorial. “Now it’s time to have fun”. </text:span></text:p>
      <text:p text:style-name="P19"><text:span text:style-name="T125"/></text:p>
      <text:p text:style-name="P19"><text:span text:style-name="T125"/></text:p>
      <text:p text:style-name="P123"><text:span text:style-name="T78">M</text:span><text:span text:style-name="T64">aking Templates for Data Preprocessing:</text:span></text:p>
      <text:p text:style-name="P123"><text:span text:style-name="T64"/></text:p>
      <text:p text:style-name="P123"><text:span text:style-name="T64"><text:tab/></text:span><text:span text:style-name="T88">So now that we’ve learned what we needed to from data preprocessing we can save a nice and easy template (NOT MODULE). We won’t import it, but it’s a nice skeleton to get started-with and save time with as we come across new datasets. </text:span><text:span text:style-name="T126">Obviously it will need to be tweaked each time </text:span><text:span text:style-name="T127">we approach a new problem. </text:span></text:p>
      <text:p text:style-name="P123"><text:span text:style-name="T127"/></text:p>
      <text:p text:style-name="P124"><text:span text:style-name="T127"><text:tab/>Over in R it’s the same thing.</text:span></text:p>
      <text:p text:style-name="P124"><text:span text:style-name="T127"/></text:p>
      <text:p text:style-name="P124"><text:span text:style-name="T127"><text:tab/></text:span><text:span text:style-name="T128">Both of these templates are already in the git directory. </text:span></text:p>
      <text:p text:style-name="P124"><text:span text:style-name="T128"/></text:p>
      <text:p text:style-name="P124"><text:span text:style-name="T128"><text:tab/></text:span><text:span text:style-name="T129">Now we’re going onward to use machine-learning to solve business problems!!!</text:span></text:p>
      <text:p text:style-name="P124"><text:span text:style-name="T129"/></text:p>
      <text:p text:style-name="P124"><text:span text:style-name="T129"/></text:p>
      <text:p text:style-name="P134"><text:span text:style-name="T79">P</text:span><text:span text:style-name="T64">ART 2:</text:span></text:p>
      <text:p text:style-name="P134"><text:span text:style-name="T64">REGRESSION</text:span></text:p>
      <text:p text:style-name="P125"><text:span text:style-name="T64"/></text:p>
      <text:p text:style-name="P125"><text:span text:style-name="T64"><text:tab/></text:span><text:span text:style-name="T80">Regression models </text:span><text:span text:style-name="T130">are about predicting a real value (like a salary, for example). Your independent variabels will forecast future events. Regression techniques vary. We will go over the following:</text:span></text:p>
      <text:p text:style-name="P125"><text:span text:style-name="T130"/></text:p>
      <text:p text:style-name="P104"><text:span text:style-name="T130">Simple Linear Regression</text:span></text:p>
      <text:list xml:id="list4225204863" text:style-name="L1">
        <text:list-item>
          <text:p text:style-name="P105">Multiple Linear Regression</text:p>
        </text:list-item>
        <text:list-item>
          <text:p text:style-name="P105">Polynomial Regression</text:p>
        </text:list-item>
        <text:list-item>
          <text:p text:style-name="P105">Support Vector for Regression (SVR)</text:p>
        </text:list-item>
        <text:list-item>
          <text:p text:style-name="P105">Decision Tree Classification</text:p>
        </text:list-item>
        <text:list-item>
          <text:p text:style-name="P103"><text:soft-page-break/>Random Forest Classification</text:p>
        </text:list-item>
      </text:list>
      <text:p text:style-name="P125"><text:span text:style-name="T130"/></text:p>
      <text:p text:style-name="P125"><text:span text:style-name="T130"><text:tab/>Let’s get to it.</text:span></text:p>
      <text:p text:style-name="P125"><text:span text:style-name="T130"/></text:p>
      <text:p text:style-name="P125"><text:span text:style-name="T130"/></text:p>
      <text:p text:style-name="P126"><text:span text:style-name="T80">G</text:span><text:span text:style-name="T64">etting the Dataset (Linear Regression):</text:span></text:p>
      <text:p text:style-name="P126"><text:span text:style-name="T64"/></text:p>
      <text:p text:style-name="P126"><text:span text:style-name="T64"><text:tab/></text:span><text:span text:style-name="T131">Go back to </text:span><text:a xlink:type="simple" xlink:href="http://www.superdatascience.com/machine-learning/" text:style-name="Internet_20_link" text:visited-style-name="Visited_20_Internet_20_Link"><text:span text:style-name="T131">www.superdatascience.com/machine-learning/</text:span></text:a></text:p>
      <text:p text:style-name="P126"><text:span text:style-name="T131"><text:tab/></text:span><text:span text:style-name="T132">You’ll see the whole page dedicated to the course. Make sure you download the one</text:span></text:p>
      <text:p text:style-name="P126"><text:span text:style-name="T132"/></text:p>
      <text:p text:style-name="P126"><text:span text:style-name="T132"><text:tab/>I’m going to download Simple_Linear_Regression.zip to start with</text:span></text:p>
      <text:p text:style-name="P126"><text:span text:style-name="T132"/></text:p>
      <text:p text:style-name="P126"><text:span text:style-name="T132"><text:tab/></text:span><text:span text:style-name="T133">Here’s what my directory looks like now:</text:span></text:p>
      <text:p text:style-name="P126"><text:span text:style-name="T133"/></text:p>
      <text:p text:style-name="P126"><draw:frame draw:style-name="fr3" draw:name="Image5" text:anchor-type="paragraph" svg:width="4.7984in" svg:height="1.8917in" draw:z-index="4"><draw:image xlink:href="Pictures/100002010000026B000000F4A67C3DFF6894024D.png" xlink:type="simple" xlink:show="embed" xlink:actuate="onLoad" loext:mime-type="image/png"/></draw:frame><text:span text:style-name="T133"/></text:p>
      <text:p text:style-name="P126"><text:span text:style-name="T133"/></text:p>
      <text:p text:style-name="P126"><text:span text:style-name="T133"/></text:p>
      <text:p text:style-name="P126"><text:span text:style-name="T133"/></text:p>
      <text:p text:style-name="P126"><text:span text:style-name="T133"/></text:p>
      <text:p text:style-name="P126"><text:span text:style-name="T133"/></text:p>
      <text:p text:style-name="P126"><text:span text:style-name="T133"/></text:p>
      <text:p text:style-name="P126"><text:span text:style-name="T133"/></text:p>
      <text:p text:style-name="P126"><text:span text:style-name="T133"/></text:p>
      <text:p text:style-name="P126"><text:span text:style-name="T133"/></text:p>
      <text:p text:style-name="P126"><text:span text:style-name="T133"><text:tab/>And we’re good to get started with simple linear regression</text:span></text:p>
      <text:p text:style-name="P126"><text:span text:style-name="T133"/></text:p>
      <text:p text:style-name="P126"><text:span text:style-name="T133"/></text:p>
      <text:p text:style-name="P127"><text:span text:style-name="T81">I</text:span><text:span text:style-name="T64">ntroduction to Business Problem:</text:span></text:p>
      <text:p text:style-name="P127"><text:span text:style-name="T64"/></text:p>
      <text:p text:style-name="P127"><text:span text:style-name="T64"><text:tab/></text:span><text:span text:style-name="T134">Our current dataset will be looking at YearsExperience vs Salary </text:span><text:span text:style-name="T135">(open the csv in libreoffice or gnumeric to get a better look).</text:span></text:p>
      <text:p text:style-name="P127"><text:span text:style-name="T135"><text:tab/>Suppose a manager asked you to find a correlation between Years of Experience and Salary. </text:span><text:span text:style-name="T136">They want to find the range in which it fluctuates as well as ballpark estimates to build a strict rule. We’re GOING TO BE FINDING CORRELATIONS using a simple linear regression model. This will tell us what the best-fitting-line is for this relationship.</text:span></text:p>
      <text:p text:style-name="P127"><text:span text:style-name="T136"><text:tab/></text:span><text:span text:style-name="T137">The business value here is that if the company doesn’t know, you can go back with this model and show them how so-far things have been going. The model ITSELF has value e-ven if you’re not using it for forecasting!</text:span></text:p>
      <text:p text:style-name="P127"><text:span text:style-name="T137"/></text:p>
      <text:p text:style-name="P127"><text:span text:style-name="T137"/></text:p>
      <text:p text:style-name="P128"><text:span text:style-name="T82">S</text:span><text:span text:style-name="T64">imple Linear Regression Intuition – Step 1:</text:span></text:p>
      <text:p text:style-name="P128"><text:span text:style-name="T64"/></text:p>
      <text:p text:style-name="P128"><text:span text:style-name="T64"><text:tab/></text:span><text:span text:style-name="T84">Time to learn Ordinary Least Squares Method!</text:span></text:p>
      <text:p text:style-name="P128"><draw:frame draw:style-name="fr2" draw:name="Image6" text:anchor-type="paragraph" svg:x="4.272in" svg:y="0.1709in" svg:width="2.5102in" svg:height="0.9827in" draw:z-index="5"><draw:image xlink:href="Pictures/10000201000002C9000001170CB6E5B12A2093D6.png" xlink:type="simple" xlink:show="embed" xlink:actuate="onLoad" loext:mime-type="image/png"/></draw:frame><text:span text:style-name="T64"/></text:p>
      <text:p text:style-name="P128"><text:span text:style-name="T64"><text:tab/></text:span><text:span text:style-name="T138">Remember in elementary school, y = mx + b ?</text:span></text:p>
      <text:p text:style-name="P128"><text:span text:style-name="T138"/></text:p>
      <text:p text:style-name="P128"><text:span text:style-name="T138"><text:tab/>Well that’s basically what we’ll be doing for simple regression. <text:s/></text:span><text:span text:style-name="T139">We want to figure out how y depends on X.</text:span></text:p>
      <text:p text:style-name="P128"><text:soft-page-break/><text:span text:style-name="T139"><text:tab/>b1 is the coefficient for the independent variable. It says how much a unit change in x1 affects a unit-change in y. It’s a multiplier. THE CONNECTOR between y and X. </text:span><text:span text:style-name="T140">This can inflate or deflate change.</text:span></text:p>
      <text:p text:style-name="P128"><text:span text:style-name="T140"><text:tab/>B0 is the constant. </text:span></text:p>
      <text:p text:style-name="P128"><text:span text:style-name="T140"/></text:p>
      <text:p text:style-name="P128"><text:span text:style-name="T140"><text:tab/>For simple linear regression, </text:span><text:span text:style-name="T141">we can look at this:</text:span></text:p>
      <text:p text:style-name="P128"><draw:frame draw:style-name="fr3" draw:name="Image7" text:anchor-type="paragraph" svg:width="6.2728in" svg:height="2.3874in" draw:z-index="6"><draw:image xlink:href="Pictures/10000201000004BB000001CD34CA5EDA3476DF69.png" xlink:type="simple" xlink:show="embed" xlink:actuate="onLoad" loext:mime-type="image/png"/></draw:frame><text:span text:style-name="T141"/></text:p>
      <text:p text:style-name="P128"><text:span text:style-name="T141"><text:tab/></text:span><text:span text:style-name="T142">The constant means the Y-intercept (here it’s about 30,000 dollars). When X is zero, the line crosses the y-axis. The constant will tell you, in this example, where someone with zero experience will be starting!</text:span></text:p>
      <text:p text:style-name="P128"><text:span text:style-name="T142"><text:tab/></text:span><text:span text:style-name="T143">B1 is the SLOPE of the line. It multiplies the impact that a single year of experience has on the y outcome (salary!)</text:span></text:p>
      <text:p text:style-name="P128"><text:span text:style-name="T143"><text:tab/></text:span><text:span text:style-name="T144">The slope B1 can also DEFLATE the impact of 1 year on salary as well! These values are useful in explaining and learning from your model once we build it.</text:span></text:p>
      <text:p text:style-name="P128"><text:span text:style-name="T144"/></text:p>
      <text:p text:style-name="P128"><text:span text:style-name="T144"/></text:p>
      <text:p text:style-name="P128"><text:span text:style-name="T144"><text:tab/></text:span><text:span text:style-name="T145">Now we’re going to find out HOW the linear regression finds the line for us. In the graph above, the red crosses represent each point of data that we have. So now let’s draw some vertical lines from the observation to the model.</text:span></text:p>
      <text:p text:style-name="P128"><draw:frame draw:style-name="fr2" draw:name="Image8" text:anchor-type="paragraph" svg:x="5.5327in" svg:y="0.0528in" svg:width="1.2945in" svg:height="1.7055in" draw:z-index="7"><draw:image xlink:href="Pictures/10000201000000A7000000DC7F38D78B53372021.png" xlink:type="simple" xlink:show="embed" xlink:actuate="onLoad" loext:mime-type="image/png"/></draw:frame><text:span text:style-name="T145"><text:tab/></text:span><text:span text:style-name="T146">The red cross represents the datapoint still and the green cross is the position along the line of best fit. This distance (veritcal) is yi</text:span><text:span text:style-name="T145">. </text:span><text:span text:style-name="T147">In our example, the green line is the difference between what the employee is earning and what the model suggests they should be earning.</text:span></text:p>
      <text:p text:style-name="P128"><text:span text:style-name="T147"/></text:p>
      <text:p text:style-name="P128"><text:span text:style-name="T147"><text:tab/></text:span><text:span text:style-name="T148">The method to find this line for our regressor is the SUM of the difference between these two points squared.</text:span></text:p>
      <text:p text:style-name="P128"><text:span text:style-name="T148"><text:tab/><text:tab/>SUM(y-y^)^2 <text:s text:c="4"/></text:span><text:span text:style-name="T149">(across all </text:span><text:span text:style-name="T150">data-points</text:span><text:span text:style-name="T149">)</text:span></text:p>
      <text:p text:style-name="P128"><text:span text:style-name="T148"><text:tab/></text:span><text:span text:style-name="T150">Linear regression draws lots and lots of these trend-lines and counts all of these sums up and records them in memory. </text:span><text:span text:style-name="T151">It then finds the MINIMUM sum of squares and that line is the best-fitting line.</text:span></text:p>
      <text:p text:style-name="P128"><text:span text:style-name="T151"><text:tab/>This is </text:span><text:span text:style-name="T83">ordinary least squares method.</text:span></text:p>
      <text:p text:style-name="P128"><text:span text:style-name="T83"/></text:p>
      <text:p text:style-name="P128"><text:span text:style-name="T83"/></text:p>
      <text:p text:style-name="P129"><text:span text:style-name="T83">S</text:span><text:span text:style-name="T64">imple Linear Regression in Python:</text:span></text:p>
      <text:p text:style-name="P129"><text:span text:style-name="T64"/></text:p>
      <text:p text:style-name="P129"><text:span text:style-name="T64"><text:tab/></text:span><text:span text:style-name="T152">First we’re going to do this in python.</text:span></text:p>
      <text:p text:style-name="P129"><text:soft-page-break/><text:span text:style-name="T152"><text:tab/>Set your directory over to the simple regression folder and just make sure you can see the salary_data csv file.</text:span></text:p>
      <text:p text:style-name="P129"><text:span text:style-name="T152"/></text:p>
      <text:p text:style-name="P129"><text:span text:style-name="T152"><text:tab/></text:span><text:span text:style-name="T153">The first thing we’re going to do is preprocess out data…. Good thing we have a data-processing template! </text:span><text:span text:style-name="T154">I copied it over.</text:span></text:p>
      <text:p text:style-name="P129"><text:span text:style-name="T154"/></text:p>
      <text:p text:style-name="P129"><text:span text:style-name="T154"><text:tab/></text:span><text:span text:style-name="T155">We need to change a few things obviously, like the name of the csv file.</text:span></text:p>
      <text:p text:style-name="P129"><text:span text:style-name="T155"><text:tab/></text:span><text:span text:style-name="T156">X is fine, but we need to change the index for “y” to [1].</text:span></text:p>
      <text:p text:style-name="P129"><text:span text:style-name="T156"/></text:p>
      <text:p text:style-name="P130"><text:span text:style-name="T156"><text:tab/>H</text:span><text:span text:style-name="T88">ere’s our preprocessing:</text:span></text:p>
      <text:p text:style-name="P129"><text:span text:style-name="T53"/></text:p>
      <text:p text:style-name="P129"><text:span text:style-name="T53">import numpy as np</text:span></text:p>
      <text:p text:style-name="P129"><text:span text:style-name="T53">import matplotlib.pyplot as plt</text:span></text:p>
      <text:p text:style-name="P129"><text:span text:style-name="T53">import pandas as pd</text:span></text:p>
      <text:p text:style-name="P129"><text:span text:style-name="T53"/></text:p>
      <text:p text:style-name="P129"><text:span text:style-name="T53"># Importing the dataset</text:span></text:p>
      <text:p text:style-name="P129"><text:span text:style-name="T53">dataset = pd.read_csv('Salary_Data.csv')</text:span></text:p>
      <text:p text:style-name="P129"><text:span text:style-name="T53">X = dataset.iloc[:, :-1].values</text:span></text:p>
      <text:p text:style-name="P129"><text:span text:style-name="T53">y = dataset.iloc[:, 1].values</text:span></text:p>
      <text:p text:style-name="P129"><text:span text:style-name="T53"/></text:p>
      <text:p text:style-name="P129"><text:span text:style-name="T53"># Splitting the dataset into the Training set and Test set</text:span></text:p>
      <text:p text:style-name="P129"><text:span text:style-name="T53">from sklearn.model_selection import train_test_split</text:span></text:p>
      <text:p text:style-name="P129"><text:span text:style-name="T53">X_train, X_test, y_train, y_test = train_test_split(X, y, test_size = 1/3, random_state = 0)</text:span></text:p>
      <text:p text:style-name="P129"><text:span text:style-name="T53"/></text:p>
      <text:p text:style-name="P129"><text:span text:style-name="T53"><text:tab/></text:span><text:span text:style-name="T157">Feature-Scaling is handled automatically in simple linear regression so we won’t need to do that here. A very short and very simple preprocessing section for us today.</text:span></text:p>
      <text:p text:style-name="P129"><text:span text:style-name="T157"/></text:p>
      <text:p text:style-name="P129"><text:span text:style-name="T157"><text:tab/></text:span><text:span text:style-name="T158">First let’s create our regressor object:</text:span></text:p>
      <text:p text:style-name="P129"><text:span text:style-name="T158"/></text:p>
      <text:p text:style-name="P129"><text:span text:style-name="T54">from sklearn.linear_model import LinearRegression</text:span></text:p>
      <text:p text:style-name="P129"><text:span text:style-name="T54">regressor = LinearRegression()</text:span></text:p>
      <text:p text:style-name="P129"><text:span text:style-name="T54"/></text:p>
      <text:p text:style-name="P129"><text:span text:style-name="T54"><text:tab/></text:span><text:span text:style-name="T159">Now we’re going to fit our regressor with its fit() method.</text:span></text:p>
      <text:p text:style-name="P129"><text:span text:style-name="T54"/></text:p>
      <text:p text:style-name="P129"><text:span text:style-name="T54">regressor.fit(X_train, # independent variables</text:span></text:p>
      <text:p text:style-name="P129"><text:span text:style-name="T54"><text:tab/> <text:s text:c="5"/>y_train, # dependent variable</text:span></text:p>
      <text:p text:style-name="P129"><text:span text:style-name="T54"><text:tab/> <text:s text:c="5"/>)</text:span></text:p>
      <text:p text:style-name="P129"><text:span text:style-name="T54"/></text:p>
      <text:p text:style-name="P129"><text:span text:style-name="T54"><text:tab/></text:span><text:span text:style-name="T160">This is the most-simple machine-learning model and we created it. Now we have a linear regressor and can predict some new observations and learn about our data!</text:span></text:p>
      <text:p text:style-name="P129"><text:span text:style-name="T160"/></text:p>
      <text:p text:style-name="P129"><text:span text:style-name="T160"><text:tab/></text:span><text:span text:style-name="T161">We’ll do this by using our now-fit regressor object:</text:span></text:p>
      <text:p text:style-name="P129"><text:span text:style-name="T161"/></text:p>
      <text:p text:style-name="P129"><text:span text:style-name="T55"># predicting the Test set results</text:span></text:p>
      <text:p text:style-name="P129"><text:span text:style-name="T55">y_pred = regressor.predict(X_test)</text:span></text:p>
      <text:p text:style-name="P129"><text:span text:style-name="T55"/></text:p>
      <text:p text:style-name="P129"><text:span text:style-name="T55"><text:tab/></text:span><text:span text:style-name="T161">Now we’ve got y_pred. We’re going to COMPARE it to y_test. Remember, y_test is taken from REAL data. It’s the real outcomes. y_pred are the PREDICTED salaries. </text:span><text:span text:style-name="T162">Print them our and compare </text:span><text:soft-page-break/><text:span text:style-name="T162">the two. We can see that these are actually pretty close. </text:span><text:span text:style-name="T163">Some of them are a little off, but for the most part it’s good.</text:span></text:p>
      <text:p text:style-name="P129"><text:span text:style-name="T163"/></text:p>
      <text:p text:style-name="P129"><text:span text:style-name="T163"><text:tab/></text:span><text:span text:style-name="T164">In the next tutorial we’re going to plot this visually and see how/why everything worked out the way it did in our predictions. </text:span><text:span text:style-name="T165">If we wanted to forecast we’d give new X data to the regressor just like we did with the predictor and look at y_pred here.</text:span></text:p>
      <text:p text:style-name="P129"><text:span text:style-name="T165"/></text:p>
      <text:p text:style-name="P129"><text:span text:style-name="T165"/></text:p>
      <text:p text:style-name="P131"><text:span text:style-name="T85">V</text:span><text:span text:style-name="T64">isualizing our Data (Python):</text:span></text:p>
      <text:p text:style-name="P131"><text:span text:style-name="T64"/></text:p>
      <text:p text:style-name="P131"><text:span text:style-name="T64"><text:tab/></text:span><text:span text:style-name="T166">We’re going to use a scatter-plot to visualize what happened. </text:span><text:span text:style-name="T167">Here’s what our pyplot lines look like and a description of what they were/do:</text:span></text:p>
      <text:p text:style-name="P131"><text:span text:style-name="T167"/></text:p>
      <text:p text:style-name="P131"><text:span text:style-name="T56"># visualizing the Training Set Results</text:span></text:p>
      <text:p text:style-name="P131"><text:span text:style-name="T56">plt.scatter(X_train, y_train, # X-vs-Y for scatter</text:span></text:p>
      <text:p text:style-name="P131"><text:span text:style-name="T56"><text:tab/> <text:s text:c="3"/>color = 'red')</text:span></text:p>
      <text:p text:style-name="P131"><text:span text:style-name="T56"># plot a line for X_train vs predicted results from X_train</text:span></text:p>
      <text:p text:style-name="P131"><text:span text:style-name="T56">plt.plot(X_train, regressor.predict(X_train), # X_train vs expected y from x_train </text:span></text:p>
      <text:p text:style-name="P131"><text:span text:style-name="T56"><text:tab/> color = 'blue')</text:span></text:p>
      <text:p text:style-name="P131"><text:span text:style-name="T56"># give it a title</text:span></text:p>
      <text:p text:style-name="P131"><text:span text:style-name="T56">plt.title('Salary vs Experience (training set)')</text:span></text:p>
      <text:p text:style-name="P131"><text:span text:style-name="T56"># label to X axis</text:span></text:p>
      <text:p text:style-name="P131"><text:span text:style-name="T56">plt.xlabel('Years of Experience')</text:span></text:p>
      <text:p text:style-name="P131"><text:span text:style-name="T56"># label to Y axis</text:span></text:p>
      <text:p text:style-name="P131"><text:span text:style-name="T56">plt.ylabel('Salary')</text:span></text:p>
      <text:p text:style-name="P131"><text:span text:style-name="T56">plt.show()</text:span></text:p>
      <text:p text:style-name="P131"><text:span text:style-name="T56"/></text:p>
      <text:p text:style-name="P131"><text:span text:style-name="T56"><text:tab/></text:span><text:span text:style-name="T167">And after executing we get a graph displayed for us! Let’s examine it!</text:span></text:p>
      <text:p text:style-name="P131"><text:span text:style-name="T167"/></text:p>
      <text:p text:style-name="P131"><draw:frame draw:style-name="fr3" draw:name="Image9" text:anchor-type="paragraph" svg:width="4.8839in" svg:height="3.8839in" draw:z-index="8"><draw:image xlink:href="Pictures/1000020100000276000001F536A4D7407D52B838.png" xlink:type="simple" xlink:show="embed" xlink:actuate="onLoad" loext:mime-type="image/png"/></draw:frame><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pan text:style-name="T167"/></text:p>
      <text:p text:style-name="P131"><text:soft-page-break/><text:span text:style-name="T167"><text:tab/></text:span><text:span text:style-name="T168">The real values are these red observation points with their real salary. The predicted values are all along the BLUE regression line!</text:span></text:p>
      <text:p text:style-name="P131"><text:span text:style-name="T168"><text:tab/></text:span><text:span text:style-name="T169">Notice that it’s pretty good! There’s only a few that are a noticeable distance off from the reality.</text:span></text:p>
      <text:p text:style-name="P131"><text:span text:style-name="T169"><text:tab/></text:span><text:span text:style-name="T170">The error-margin is the distance between the red dots (real values) and the blue line (regression line).</text:span></text:p>
      <text:p text:style-name="P131"><text:span text:style-name="T170"><text:tab/>If a regression model works we can show that there’s good </text:span><text:span text:style-name="T86">LINEAR DEPENDENCY</text:span><text:span text:style-name="T170">. </text:span></text:p>
      <text:p text:style-name="P131"><text:span text:style-name="T170"/></text:p>
      <text:p text:style-name="P131"><text:span text:style-name="T170"><text:tab/></text:span><text:span text:style-name="T171">Let’s see how the blue line can approach new observations (the test set) now! Let’s keep the same graph but plot the TEST points as well </text:span><text:span text:style-name="T172">and see how it did</text:span><text:span text:style-name="T171">!</text:span></text:p>
      <text:p text:style-name="P131"><text:span text:style-name="T171"/></text:p>
      <text:p text:style-name="P131"><text:span text:style-name="T171"/></text:p>
      <text:p text:style-name="P131"><text:span text:style-name="T57">plt.scatter(X_train, y_train, # X-vs-Y for scatter</text:span></text:p>
      <text:p text:style-name="P131"><text:span text:style-name="T57"><text:tab/> <text:s text:c="3"/>color = 'red')</text:span></text:p>
      <text:p text:style-name="P131"><text:span text:style-name="T57"># plot a line for X_train vs predicted results from X_train</text:span></text:p>
      <text:p text:style-name="P131"><text:span text:style-name="T57">plt.plot(X_train, regressor.predict(X_train), # X_train vs expected y from x_train </text:span></text:p>
      <text:p text:style-name="P131"><text:span text:style-name="T57"><text:tab/> color = 'blue')</text:span></text:p>
      <text:p text:style-name="P131"><text:span text:style-name="T57"># give it a title</text:span></text:p>
      <text:p text:style-name="P131"><text:span text:style-name="T57">plt.title('Salary vs Experience (training set)')</text:span></text:p>
      <text:p text:style-name="P131"><text:span text:style-name="T57"># label to X axis</text:span></text:p>
      <text:p text:style-name="P131"><text:span text:style-name="T57">plt.xlabel('Years of Experience')</text:span></text:p>
      <text:p text:style-name="P131"><text:span text:style-name="T57"># label to Y axis</text:span></text:p>
      <text:p text:style-name="P131"><text:span text:style-name="T57">plt.ylabel('Salary')</text:span></text:p>
      <text:p text:style-name="P131"><text:span text:style-name="T57">plt.show()</text:span></text:p>
      <text:p text:style-name="P131"><text:span text:style-name="T57"/></text:p>
      <text:p text:style-name="P131"><text:span text:style-name="T57"><text:tab/></text:span><text:span text:style-name="T173">And the results for the test set are even more promising:</text:span></text:p>
      <text:p text:style-name="P131"><text:span text:style-name="T173"/></text:p>
      <text:p text:style-name="P131"><draw:frame draw:style-name="fr3" draw:name="Image10" text:anchor-type="paragraph" svg:width="4.752in" svg:height="3.8138in" draw:z-index="9"><draw:image xlink:href="Pictures/1000020100000265000001ECE3CF55BD695B31FE.png" xlink:type="simple" xlink:show="embed" xlink:actuate="onLoad" loext:mime-type="image/png"/></draw:frame><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p>
      <text:p text:style-name="P131"><text:span text:style-name="T173"><text:tab/></text:span><text:span text:style-name="T174">Data that the regressor hadn’t seen before and look how well it fits. Definitely Linear Dependency going on here.</text:span></text:p>
      <text:p text:style-name="P131"><text:soft-page-break/><text:span text:style-name="T174"/></text:p>
      <text:p text:style-name="P131"><text:span text:style-name="T174"><text:tab/></text:span><text:span text:style-name="T175">Here’s what the visualization code ended up looking like for both the training data and the test data vs our linear regressor:</text:span></text:p>
      <text:p text:style-name="P131"><text:span text:style-name="T175"/></text:p>
      <text:p text:style-name="P131"><draw:frame draw:style-name="fr3" draw:name="Image11" text:anchor-type="paragraph" svg:width="5.752in" svg:height="3.0465in" draw:z-index="10"><draw:image xlink:href="Pictures/10000201000002E600000189EA6869718E27FC44.png" xlink:type="simple" xlink:show="embed" xlink:actuate="onLoad" loext:mime-type="image/png"/></draw:frame><text:span text:style-name="T175"/></text:p>
      <text:p text:style-name="P131"><text:span text:style-name="T175"><text:tab/></text:span><text:span text:style-name="T176">Simple enough. Two plots here, very little code. Moving on.</text:span></text:p>
      <text:p text:style-name="P131"><text:span text:style-name="T176"/></text:p>
      <text:p text:style-name="P131"><text:span text:style-name="T176"/></text:p>
      <text:p text:style-name="P132"><text:span text:style-name="T87">S</text:span><text:span text:style-name="T64">imple Linear Regression in R:</text:span></text:p>
      <text:p text:style-name="P132"><text:span text:style-name="T64"/></text:p>
      <text:p text:style-name="P132"><text:span text:style-name="T6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23:12:15.567713577</meta:creation-date>
    <dc:date>2019-01-11T16:09:35.224860297</dc:date>
    <meta:editing-duration>PT16H20M47S</meta:editing-duration>
    <meta:editing-cycles>192</meta:editing-cycles>
    <meta:generator>LibreOffice/6.1.4.2$MacOSX_X86_64 LibreOffice_project/9d0f32d1f0b509096fd65e0d4bec26ddd1938fd3</meta:generator>
    <meta:document-statistic meta:table-count="0" meta:image-count="11" meta:object-count="0" meta:page-count="15" meta:paragraph-count="323" meta:word-count="3731" meta:character-count="22576" meta:non-whitespace-character-count="18561"/>
  </office:meta>
</office:document-meta>
</file>